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8pt"/>
    </style:style>
    <style:style style:name="co3" style:family="table-column">
      <style:table-column-properties fo:break-before="auto" style:column-width="19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number-columns-repeated="16"/>
          <table:table-cell table:style-name="ce7" table:formula="of:=SUM([.Q4:.Q142])" office:value-type="float" office:value="17656355372" calcext:value-type="float">
            <text:p>17656355372</text:p>
          </table:table-cell>
          <table:table-cell table:style-name="ce7" office:value-type="string" calcext:value-type="string">
            <text:p>errors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float version</text:p>
          </table:table-cell>
          <table:table-cell/>
          <table:table-cell table:style-name="ce7" office:value-type="string" calcext:value-type="string">
            <text:p>int version</text:p>
          </table:table-cell>
          <table:table-cell office:value-type="string" calcext:value-type="string">
            <text:p>decimal counter</text:p>
          </table:table-cell>
          <table:table-cell office:value-type="string" calcext:value-type="string">
            <text:p>fract coun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7" office:value-type="string" calcext:value-type="string">
            <text:p>determine divide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determine freq factor</text:p>
          </table:table-cell>
          <table:table-cell table:style-name="ce9"/>
          <table:table-cell table:style-name="ce11"/>
          <table:table-cell/>
          <table:table-cell office:value-type="string" calcext:value-type="string">
            <text:p>CLK</text:p>
          </table:table-cell>
          <table:table-cell table:formula="of:=[.C16]" office:value-type="float" office:value="16777216" calcext:value-type="float">
            <text:p>16777216</text:p>
          </table:table-cell>
          <table:table-cell table:formula="of:=[.G6]" office:value-type="float" office:value="16777216" calcext:value-type="float">
            <text:p>16777216</text:p>
          </table:table-cell>
          <table:table-cell table:number-columns-repeated="2"/>
          <table:table-cell table:formula="of:=[.C16]" office:value-type="float" office:value="16777216" calcext:value-type="float">
            <text:p>16777216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/>
          <table:table-cell office:value-type="string" calcext:value-type="string">
            <text:p>sincos phase max</text:p>
          </table:table-cell>
          <table:table-cell table:formula="of:=2^[.C4]" office:value-type="float" office:value="2147483648" calcext:value-type="float">
            <text:p>2147483648</text:p>
          </table:table-cell>
          <table:table-cell table:formula="of:=[.G7]" office:value-type="float" office:value="2147483648" calcext:value-type="float">
            <text:p>2147483648</text:p>
          </table:table-cell>
          <table:table-cell table:number-columns-repeated="2"/>
          <table:table-cell table:formula="of:=2^20" office:value-type="float" office:value="1048576" calcext:value-type="float">
            <text:p>104857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RESOLUTION</text:p>
          </table:table-cell>
          <table:table-cell office:value-type="float" office:value="0.01" calcext:value-type="float">
            <text:p>0.01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REQUENCY_RESOLUTION_BITS</text:p>
          </table:table-cell>
          <table:table-cell table:formula="of:=CEILING(ABS(LOG([.C8])/LOG(2)))"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float_freq</text:p>
          </table:table-cell>
          <table:table-cell office:value-type="float" office:value="18097" calcext:value-type="float">
            <text:p>18097</text:p>
          </table:table-cell>
          <table:table-cell table:formula="of:=[.G9]-[.C8]" office:value-type="float" office:value="18096.99" calcext:value-type="float">
            <text:p>18096.99</text:p>
          </table:table-cell>
          <table:table-cell table:number-columns-repeated="2"/>
          <table:table-cell table:formula="of:=[.H9]" office:value-type="float" office:value="18096.99" calcext:value-type="float">
            <text:p>18096.9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REQUENCY_FACTOR</text:p>
          </table:table-cell>
          <table:table-cell table:style-name="ce8" table:formula="of:=2^[.C9]" office:value-type="float" office:value="128" calcext:value-type="float">
            <text:p>128</text:p>
          </table:table-cell>
          <table:table-cell table:style-name="ce12"/>
          <table:table-cell/>
          <table:table-cell table:style-name="ce14" office:value-type="string" calcext:value-type="string">
            <text:p>FREQUENCY_FACTOR</text:p>
          </table:table-cell>
          <table:table-cell table:formula="of:=[.C10]" office:value-type="float" office:value="128" calcext:value-type="float">
            <text:p>128</text:p>
          </table:table-cell>
          <table:table-cell table:formula="of:=[.C10]"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X_FREQ</text:p>
          </table:table-cell>
          <table:table-cell table:style-name="ce8" table:formula="of:=2^15" office:value-type="float" office:value="32768" calcext:value-type="float">
            <text:p>32768</text:p>
          </table:table-cell>
          <table:table-cell table:style-name="ce12"/>
          <table:table-cell/>
          <table:table-cell office:value-type="string" calcext:value-type="string">
            <text:p>int_freq</text:p>
          </table:table-cell>
          <table:table-cell table:formula="of:=ROUND([.G9]*[.G10])" office:value-type="float" office:value="2316416" calcext:value-type="float">
            <text:p>2316416</text:p>
          </table:table-cell>
          <table:table-cell table:formula="of:=ROUND([.H9]*[.H10])" office:value-type="float" office:value="2316415" calcext:value-type="float">
            <text:p>2316415</text:p>
          </table:table-cell>
          <table:table-cell table:number-columns-repeated="2"/>
          <table:table-cell table:formula="of:=[.K9]*[.K10]" office:value-type="float" office:value="18096.99" calcext:value-type="float">
            <text:p>18096.9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BITS</text:p>
          </table:table-cell>
          <table:table-cell table:style-name="ce8" table:formula="of:=CEILING(LOG([.C11]*[.C10])/LOG(2))" office:value-type="float" office:value="22" calcext:value-type="float">
            <text:p>22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5"/>
          <table:table-cell table:style-name="ce10"/>
          <table:table-cell table:style-name="ce13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termine step factor</text:p>
          </table:table-cell>
          <table:table-cell table:style-name="ce9"/>
          <table:table-cell table:style-name="ce11"/>
          <table:table-cell/>
          <table:table-cell table:style-name="ce5" office:value-type="string" calcext:value-type="string">
            <text:p>PHASE_STEPS_PER_CLK_FACTOR</text:p>
          </table:table-cell>
          <table:table-cell table:formula="of:=[.C30]" office:value-type="float" office:value="1" calcext:value-type="float">
            <text:p>1</text:p>
          </table:table-cell>
          <table:table-cell table:formula="of:=[.C3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LK_BITS</text:p>
          </table:table-cell>
          <table:table-cell office:value-type="float" office:value="24" calcext:value-type="float">
            <text:p>24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LK_FREQUENCY</text:p>
          </table:table-cell>
          <table:table-cell table:formula="of:=2^[.C15]" office:value-type="float" office:value="16777216" calcext:value-type="float">
            <text:p>16777216</text:p>
          </table:table-cell>
          <table:table-cell table:style-name="ce12" table:formula="of:=[.C16]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phase_steps_per second</text:p>
          </table:table-cell>
          <table:table-cell table:formula="of:=[.G11]*[.G7]*[.G14]" office:value-type="float" office:value="4974465481965568" calcext:value-type="float">
            <text:p>4974465481965568</text:p>
          </table:table-cell>
          <table:table-cell table:formula="of:=[.H11]*[.H7]*[.H14]" office:value-type="float" office:value="4974463334481920" calcext:value-type="float">
            <text:p>4974463334481920</text:p>
          </table:table-cell>
          <table:table-cell table:number-columns-repeated="2"/>
          <table:table-cell table:formula="of:=[.K11]*[.K7]*[.K14]" office:value-type="float" office:value="18976069386.24" calcext:value-type="float">
            <text:p>18976069386.2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incos phase</text:p>
          </table:table-cell>
          <table:table-cell table:formula="of:=2^[.C4]" office:value-type="float" office:value="2147483648" calcext:value-type="float">
            <text:p>2147483648</text:p>
          </table:table-cell>
          <table:table-cell table:style-name="ce12" table:formula="of:=[.C17]"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[.G16]/[.G6]" office:value-type="float" office:value="296501248" calcext:value-type="float">
            <text:p>296501248</text:p>
          </table:table-cell>
          <table:table-cell table:formula="of:=[.H16]/[.H6]" office:value-type="float" office:value="296501120" calcext:value-type="float">
            <text:p>296501120</text:p>
          </table:table-cell>
          <table:table-cell table:number-columns-repeated="2"/>
          <table:table-cell table:formula="of:=[.K16]/[.K6]" office:value-type="float" office:value="1131.061875" calcext:value-type="float">
            <text:p>1131.061875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office:value-type="string" calcext:value-type="string">
            <text:p>orig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loat_freq</text:p>
          </table:table-cell>
          <table:table-cell office:value-type="float" office:value="1" calcext:value-type="float">
            <text:p>1</text:p>
          </table:table-cell>
          <table:table-cell table:style-name="ce12" table:formula="of:=[.C19]-[.C8]" office:value-type="float" office:value="0.99" calcext:value-type="float">
            <text:p>0.99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FLOOR([.G17])" office:value-type="float" office:value="296501248" calcext:value-type="float">
            <text:p>296501248</text:p>
          </table:table-cell>
          <table:table-cell table:formula="of:=FLOOR([.H17])" office:value-type="float" office:value="296501120" calcext:value-type="float">
            <text:p>296501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O19]&gt;[.$H$2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FLOOR([.K19])-[.M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ctor</text:p>
          </table:table-cell>
          <table:table-cell table:formula="of:=[.C10]" office:value-type="float" office:value="128" calcext:value-type="float">
            <text:p>128</text:p>
          </table:table-cell>
          <table:table-cell table:style-name="ce12" table:formula="of:=[.C10]" office:value-type="float" office:value="128" calcext:value-type="float">
            <text:p>128</text:p>
          </table:table-cell>
          <table:table-cell table:number-columns-repeated="6"/>
          <table:table-cell table:formula="of:=[.K17]" office:value-type="float" office:value="1131.061875" calcext:value-type="float">
            <text:p>1131.061875</text:p>
          </table:table-cell>
          <table:table-cell/>
          <table:table-cell table:formula="of:=[.M19]+[.$H$23]+[.N20]" office:value-type="float" office:value="2316415" calcext:value-type="float">
            <text:p>2316415</text:p>
          </table:table-cell>
          <table:table-cell table:formula="of:=IF([.O20]&gt;=[.$H$21];1;0)" office:value-type="float" office:value="0" calcext:value-type="float">
            <text:p>0</text:p>
          </table:table-cell>
          <table:table-cell table:formula="of:=[.O19]+[.$H$24]-[.N19]*[.$H$21]" office:value-type="float" office:value="0" calcext:value-type="float">
            <text:p>0</text:p>
          </table:table-cell>
          <table:table-cell/>
          <table:table-cell table:formula="of:=ABS(FLOOR([.K20])-[.M20])" office:value-type="float" office:value="2315284" calcext:value-type="float">
            <text:p>231528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t_freq</text:p>
          </table:table-cell>
          <table:table-cell table:formula="of:=ROUND([.C19]*[.C20])" office:value-type="float" office:value="128" calcext:value-type="float">
            <text:p>128</text:p>
          </table:table-cell>
          <table:table-cell table:formula="of:=ROUND([.D19]*[.D20])" office:value-type="float" office:value="127" calcext:value-type="float">
            <text:p>127</text:p>
          </table:table-cell>
          <table:table-cell/>
          <table:table-cell table:style-name="ce7" office:value-type="string" calcext:value-type="string">
            <text:p>PHASE_DIVIDER_i</text:p>
          </table:table-cell>
          <table:table-cell table:formula="of:=[.G14]*[.G10]" office:value-type="float" office:value="128" calcext:value-type="float">
            <text:p>128</text:p>
          </table:table-cell>
          <table:table-cell table:formula="of:=[.H14]*[.H10]" office:value-type="float" office:value="128" calcext:value-type="float">
            <text:p>128</text:p>
          </table:table-cell>
          <table:table-cell table:number-columns-repeated="2"/>
          <table:table-cell table:formula="of:=[.K20]+[.K$17]" office:value-type="float" office:value="2262.12375" calcext:value-type="float">
            <text:p>2262.12375</text:p>
          </table:table-cell>
          <table:table-cell/>
          <table:table-cell table:formula="of:=[.M20]+[.$H$23]+[.N21]" office:value-type="float" office:value="4632830" calcext:value-type="float">
            <text:p>4632830</text:p>
          </table:table-cell>
          <table:table-cell table:formula="of:=IF([.O21]&gt;=[.$H$21];1;0)" office:value-type="float" office:value="0" calcext:value-type="float">
            <text:p>0</text:p>
          </table:table-cell>
          <table:table-cell table:formula="of:=[.O20]+[.$H$24]-[.N20]*[.$H$21]" office:value-type="float" office:value="0" calcext:value-type="float">
            <text:p>0</text:p>
          </table:table-cell>
          <table:table-cell/>
          <table:table-cell table:formula="of:=ABS(FLOOR([.K21])-[.M21])" office:value-type="float" office:value="4630568" calcext:value-type="float">
            <text:p>4630568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1]+[.K$17]" office:value-type="float" office:value="3393.185625" calcext:value-type="float">
            <text:p>3393.185625</text:p>
          </table:table-cell>
          <table:table-cell/>
          <table:table-cell table:formula="of:=[.M21]+[.$H$23]+[.N22]" office:value-type="float" office:value="6949245" calcext:value-type="float">
            <text:p>6949245</text:p>
          </table:table-cell>
          <table:table-cell table:formula="of:=IF([.O22]&gt;=[.$H$21];1;0)" office:value-type="float" office:value="0" calcext:value-type="float">
            <text:p>0</text:p>
          </table:table-cell>
          <table:table-cell table:formula="of:=[.O21]+[.$H$24]-[.N21]*[.$H$21]" office:value-type="float" office:value="0" calcext:value-type="float">
            <text:p>0</text:p>
          </table:table-cell>
          <table:table-cell/>
          <table:table-cell table:formula="of:=ABS(FLOOR([.K22])-[.M22])" office:value-type="float" office:value="6945852" calcext:value-type="float">
            <text:p>694585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SECOND_1HZ</text:p>
          </table:table-cell>
          <table:table-cell table:formula="of:=[.C21]*[.C17]" office:value-type="float" office:value="274877906944" calcext:value-type="float">
            <text:p>274877906944</text:p>
          </table:table-cell>
          <table:table-cell table:style-name="ce12" table:formula="of:=[.D21]*[.D17]" office:value-type="float" office:value="272730423296" calcext:value-type="float">
            <text:p>272730423296</text:p>
          </table:table-cell>
          <table:table-cell/>
          <table:table-cell table:style-name="ce7" office:value-type="string" calcext:value-type="string">
            <text:p>result decimal part</text:p>
          </table:table-cell>
          <table:table-cell table:formula="of:=FLOOR([.G19]/[.G21])" office:value-type="float" office:value="2316416" calcext:value-type="float">
            <text:p>2316416</text:p>
          </table:table-cell>
          <table:table-cell table:formula="of:=FLOOR([.H19]/[.H21])" office:value-type="float" office:value="2316415" calcext:value-type="float">
            <text:p>2316415</text:p>
          </table:table-cell>
          <table:table-cell table:number-columns-repeated="2"/>
          <table:table-cell table:formula="of:=[.K22]+[.K$17]" office:value-type="float" office:value="4524.2475" calcext:value-type="float">
            <text:p>4524.2475</text:p>
          </table:table-cell>
          <table:table-cell/>
          <table:table-cell table:formula="of:=[.M22]+[.$H$23]+[.N23]" office:value-type="float" office:value="9265660" calcext:value-type="float">
            <text:p>9265660</text:p>
          </table:table-cell>
          <table:table-cell table:formula="of:=IF([.O23]&gt;=[.$H$21];1;0)" office:value-type="float" office:value="0" calcext:value-type="float">
            <text:p>0</text:p>
          </table:table-cell>
          <table:table-cell table:formula="of:=[.O22]+[.$H$24]-[.N22]*[.$H$21]" office:value-type="float" office:value="0" calcext:value-type="float">
            <text:p>0</text:p>
          </table:table-cell>
          <table:table-cell/>
          <table:table-cell table:formula="of:=ABS(FLOOR([.K23])-[.M23])" office:value-type="float" office:value="9261136" calcext:value-type="float">
            <text:p>92611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1HZ</text:p>
          </table:table-cell>
          <table:table-cell table:formula="of:=[.C23]/[.C16]" office:value-type="float" office:value="16384" calcext:value-type="float">
            <text:p>16384</text:p>
          </table:table-cell>
          <table:table-cell table:style-name="ce12" table:formula="of:=[.D23]/[.D16]" office:value-type="float" office:value="16256" calcext:value-type="float">
            <text:p>16256</text:p>
          </table:table-cell>
          <table:table-cell/>
          <table:table-cell table:style-name="ce7" office:value-type="string" calcext:value-type="string">
            <text:p>result fractional part</text:p>
          </table:table-cell>
          <table:table-cell table:formula="of:=[.G19]-([.G23]*[.G21])" office:value-type="float" office:value="0" calcext:value-type="float">
            <text:p>0</text:p>
          </table:table-cell>
          <table:table-cell table:formula="of:=[.H19]-([.H23]*[.H21])" office:value-type="float" office:value="0" calcext:value-type="float">
            <text:p>0</text:p>
          </table:table-cell>
          <table:table-cell table:number-columns-repeated="2"/>
          <table:table-cell table:formula="of:=[.K23]+[.K$17]" office:value-type="float" office:value="5655.309375" calcext:value-type="float">
            <text:p>5655.309375</text:p>
          </table:table-cell>
          <table:table-cell/>
          <table:table-cell table:formula="of:=[.M23]+[.$H$23]+[.N24]" office:value-type="float" office:value="11582075" calcext:value-type="float">
            <text:p>11582075</text:p>
          </table:table-cell>
          <table:table-cell table:formula="of:=IF([.O24]&gt;=[.$H$21];1;0)" office:value-type="float" office:value="0" calcext:value-type="float">
            <text:p>0</text:p>
          </table:table-cell>
          <table:table-cell table:formula="of:=[.O23]+[.$H$24]-[.N23]*[.$H$21]" office:value-type="float" office:value="0" calcext:value-type="float">
            <text:p>0</text:p>
          </table:table-cell>
          <table:table-cell/>
          <table:table-cell table:formula="of:=ABS(FLOOR([.K24])-[.M24])" office:value-type="float" office:value="11576420" calcext:value-type="float">
            <text:p>1157642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4]+[.K$17]" office:value-type="float" office:value="6786.37125" calcext:value-type="float">
            <text:p>6786.37125</text:p>
          </table:table-cell>
          <table:table-cell/>
          <table:table-cell table:formula="of:=[.M24]+[.$H$23]+[.N25]" office:value-type="float" office:value="13898490" calcext:value-type="float">
            <text:p>13898490</text:p>
          </table:table-cell>
          <table:table-cell table:formula="of:=IF([.O25]&gt;=[.$H$21];1;0)" office:value-type="float" office:value="0" calcext:value-type="float">
            <text:p>0</text:p>
          </table:table-cell>
          <table:table-cell table:formula="of:=[.O24]+[.$H$24]-[.N24]*[.$H$21]" office:value-type="float" office:value="0" calcext:value-type="float">
            <text:p>0</text:p>
          </table:table-cell>
          <table:table-cell/>
          <table:table-cell table:formula="of:=ABS(FLOOR([.K25])-[.M25])" office:value-type="float" office:value="13891704" calcext:value-type="float">
            <text:p>1389170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</text:p>
          </table:table-cell>
          <table:table-cell table:formula="of:=[.C24]-[.D24]" office:value-type="float" office:value="128" calcext:value-type="float">
            <text:p>128</text:p>
          </table:table-cell>
          <table:table-cell table:style-name="ce12"/>
          <table:table-cell table:number-columns-repeated="6"/>
          <table:table-cell table:formula="of:=[.K25]+[.K$17]" office:value-type="float" office:value="7917.433125" calcext:value-type="float">
            <text:p>7917.433125</text:p>
          </table:table-cell>
          <table:table-cell/>
          <table:table-cell table:formula="of:=[.M25]+[.$H$23]+[.N26]" office:value-type="float" office:value="16214905" calcext:value-type="float">
            <text:p>16214905</text:p>
          </table:table-cell>
          <table:table-cell table:formula="of:=IF([.O26]&gt;=[.$H$21];1;0)" office:value-type="float" office:value="0" calcext:value-type="float">
            <text:p>0</text:p>
          </table:table-cell>
          <table:table-cell table:formula="of:=[.O25]+[.$H$24]-[.N25]*[.$H$21]" office:value-type="float" office:value="0" calcext:value-type="float">
            <text:p>0</text:p>
          </table:table-cell>
          <table:table-cell/>
          <table:table-cell table:formula="of:=ABS(FLOOR([.K26])-[.M26])" office:value-type="float" office:value="16206988" calcext:value-type="float">
            <text:p>1620698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_FRACT</text:p>
          </table:table-cell>
          <table:table-cell table:formula="of:=[.C26]-FLOOR([.C26])" office:value-type="float" office:value="0" calcext:value-type="float">
            <text:p>0</text:p>
          </table:table-cell>
          <table:table-cell table:style-name="ce12"/>
          <table:table-cell/>
          <table:table-cell office:value-type="string" calcext:value-type="string">
            <text:p>int_freq shift left</text:p>
          </table:table-cell>
          <table:table-cell table:formula="of:=[.C4]+[.C29]" office:value-type="float" office:value="31" calcext:value-type="float">
            <text:p>31</text:p>
          </table:table-cell>
          <table:table-cell table:number-columns-repeated="3"/>
          <table:table-cell table:formula="of:=[.K26]+[.K$17]" office:value-type="float" office:value="9048.495" calcext:value-type="float">
            <text:p>9048.495</text:p>
          </table:table-cell>
          <table:table-cell/>
          <table:table-cell table:formula="of:=[.M26]+[.$H$23]+[.N27]" office:value-type="float" office:value="18531320" calcext:value-type="float">
            <text:p>18531320</text:p>
          </table:table-cell>
          <table:table-cell table:formula="of:=IF([.O27]&gt;=[.$H$21];1;0)" office:value-type="float" office:value="0" calcext:value-type="float">
            <text:p>0</text:p>
          </table:table-cell>
          <table:table-cell table:formula="of:=[.O26]+[.$H$24]-[.N26]*[.$H$21]" office:value-type="float" office:value="0" calcext:value-type="float">
            <text:p>0</text:p>
          </table:table-cell>
          <table:table-cell/>
          <table:table-cell table:formula="of:=ABS(FLOOR([.K27])-[.M27])" office:value-type="float" office:value="18522272" calcext:value-type="float">
            <text:p>1852227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og2 difference fractional</text:p>
          </table:table-cell>
          <table:table-cell table:formula="of:=IF([.C27]=0;0;LOG([.C27])/LOG(2))" office:value-type="float" office:value="0" calcext:value-type="float">
            <text:p>0</text:p>
          </table:table-cell>
          <table:table-cell table:style-name="ce12"/>
          <table:table-cell/>
          <table:table-cell office:value-type="string" calcext:value-type="string">
            <text:p>int_freq shift right</text:p>
          </table:table-cell>
          <table:table-cell table:formula="of:=[.C15]" office:value-type="float" office:value="24" calcext:value-type="float">
            <text:p>24</text:p>
          </table:table-cell>
          <table:table-cell table:number-columns-repeated="3"/>
          <table:table-cell table:formula="of:=[.K27]+[.K$17]" office:value-type="float" office:value="10179.556875" calcext:value-type="float">
            <text:p>10179.556875</text:p>
          </table:table-cell>
          <table:table-cell/>
          <table:table-cell table:formula="of:=[.M27]+[.$H$23]+[.N28]" office:value-type="float" office:value="20847735" calcext:value-type="float">
            <text:p>20847735</text:p>
          </table:table-cell>
          <table:table-cell table:formula="of:=IF([.O28]&gt;=[.$H$21];1;0)" office:value-type="float" office:value="0" calcext:value-type="float">
            <text:p>0</text:p>
          </table:table-cell>
          <table:table-cell table:formula="of:=[.O27]+[.$H$24]-[.N27]*[.$H$21]" office:value-type="float" office:value="0" calcext:value-type="float">
            <text:p>0</text:p>
          </table:table-cell>
          <table:table-cell/>
          <table:table-cell table:formula="of:=ABS(FLOOR([.K28])-[.M28])" office:value-type="float" office:value="20837556" calcext:value-type="float">
            <text:p>2083755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CLK_DIFF_FRACT_BITS</text:p>
          </table:table-cell>
          <table:table-cell table:formula="of:=CEILING(ABS([.C28]))" office:value-type="float" office:value="0" calcext:value-type="float">
            <text:p>0</text:p>
          </table:table-cell>
          <table:table-cell table:style-name="ce12"/>
          <table:table-cell/>
          <table:table-cell office:value-type="string" calcext:value-type="string">
            <text:p>shift right</text:p>
          </table:table-cell>
          <table:table-cell table:formula="of:=[.G28]-[.G27]" office:value-type="float" office:value="-7" calcext:value-type="float">
            <text:p>-7</text:p>
          </table:table-cell>
          <table:table-cell table:number-columns-repeated="3"/>
          <table:table-cell table:formula="of:=[.K28]+[.K$17]" office:value-type="float" office:value="11310.61875" calcext:value-type="float">
            <text:p>11310.61875</text:p>
          </table:table-cell>
          <table:table-cell/>
          <table:table-cell table:formula="of:=[.M28]+[.$H$23]+[.N29]" office:value-type="float" office:value="23164150" calcext:value-type="float">
            <text:p>23164150</text:p>
          </table:table-cell>
          <table:table-cell table:formula="of:=IF([.O29]&gt;=[.$H$21];1;0)" office:value-type="float" office:value="0" calcext:value-type="float">
            <text:p>0</text:p>
          </table:table-cell>
          <table:table-cell table:formula="of:=[.O28]+[.$H$24]-[.N28]*[.$H$21]" office:value-type="float" office:value="0" calcext:value-type="float">
            <text:p>0</text:p>
          </table:table-cell>
          <table:table-cell/>
          <table:table-cell table:formula="of:=ABS(FLOOR([.K29])-[.M29])" office:value-type="float" office:value="23152840" calcext:value-type="float">
            <text:p>2315284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HASE_STEPS_PER_CLK_FACTOR</text:p>
          </table:table-cell>
          <table:table-cell table:style-name="ce10" table:formula="of:=2^[.C29]" office:value-type="float" office:value="1" calcext:value-type="float">
            <text:p>1</text:p>
          </table:table-cell>
          <table:table-cell table:style-name="ce13"/>
          <table:table-cell/>
          <table:table-cell office:value-type="string" calcext:value-type="string">
            <text:p>SHIFT_FREQ_SPLIT_BITPOS</text:p>
          </table:table-cell>
          <table:table-cell table:formula="of:=[.C32]+[.G29]" office:value-type="float" office:value="0" calcext:value-type="float">
            <text:p>0</text:p>
          </table:table-cell>
          <table:table-cell table:number-columns-repeated="3"/>
          <table:table-cell table:formula="of:=[.K29]+[.K$17]" office:value-type="float" office:value="12441.680625" calcext:value-type="float">
            <text:p>12441.680625</text:p>
          </table:table-cell>
          <table:table-cell/>
          <table:table-cell table:formula="of:=[.M29]+[.$H$23]+[.N30]" office:value-type="float" office:value="25480565" calcext:value-type="float">
            <text:p>25480565</text:p>
          </table:table-cell>
          <table:table-cell table:formula="of:=IF([.O30]&gt;=[.$H$21];1;0)" office:value-type="float" office:value="0" calcext:value-type="float">
            <text:p>0</text:p>
          </table:table-cell>
          <table:table-cell table:formula="of:=[.O29]+[.$H$24]-[.N29]*[.$H$21]" office:value-type="float" office:value="0" calcext:value-type="float">
            <text:p>0</text:p>
          </table:table-cell>
          <table:table-cell/>
          <table:table-cell table:formula="of:=ABS(FLOOR([.K30])-[.M30])" office:value-type="float" office:value="25468124" calcext:value-type="float">
            <text:p>25468124</text:p>
          </table:table-cell>
          <table:table-cell/>
        </table:table-row>
        <table:table-row table:style-name="ro1">
          <table:table-cell table:number-columns-repeated="10"/>
          <table:table-cell table:formula="of:=[.K30]+[.K$17]" office:value-type="float" office:value="13572.7425" calcext:value-type="float">
            <text:p>13572.7425</text:p>
          </table:table-cell>
          <table:table-cell/>
          <table:table-cell table:formula="of:=[.M30]+[.$H$23]+[.N31]" office:value-type="float" office:value="27796980" calcext:value-type="float">
            <text:p>27796980</text:p>
          </table:table-cell>
          <table:table-cell table:formula="of:=IF([.O31]&gt;=[.$H$21];1;0)" office:value-type="float" office:value="0" calcext:value-type="float">
            <text:p>0</text:p>
          </table:table-cell>
          <table:table-cell table:formula="of:=[.O30]+[.$H$24]-[.N30]*[.$H$21]" office:value-type="float" office:value="0" calcext:value-type="float">
            <text:p>0</text:p>
          </table:table-cell>
          <table:table-cell/>
          <table:table-cell table:formula="of:=ABS(FLOOR([.K31])-[.M31])" office:value-type="float" office:value="27783408" calcext:value-type="float">
            <text:p>27783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BITS</text:p>
          </table:table-cell>
          <table:table-cell table:formula="of:=[.C9]+[.C29]" office:value-type="float" office:value="7" calcext:value-type="float">
            <text:p>7</text:p>
          </table:table-cell>
          <table:table-cell table:number-columns-repeated="7"/>
          <table:table-cell table:formula="of:=[.K31]+[.K$17]" office:value-type="float" office:value="14703.804375" calcext:value-type="float">
            <text:p>14703.804375</text:p>
          </table:table-cell>
          <table:table-cell/>
          <table:table-cell table:formula="of:=[.M31]+[.$H$23]+[.N32]" office:value-type="float" office:value="30113395" calcext:value-type="float">
            <text:p>30113395</text:p>
          </table:table-cell>
          <table:table-cell table:formula="of:=IF([.O32]&gt;=[.$H$21];1;0)" office:value-type="float" office:value="0" calcext:value-type="float">
            <text:p>0</text:p>
          </table:table-cell>
          <table:table-cell table:formula="of:=[.O31]+[.$H$24]-[.N31]*[.$H$21]" office:value-type="float" office:value="0" calcext:value-type="float">
            <text:p>0</text:p>
          </table:table-cell>
          <table:table-cell/>
          <table:table-cell table:formula="of:=ABS(FLOOR([.K32])-[.M32])" office:value-type="float" office:value="30098692" calcext:value-type="float">
            <text:p>300986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i</text:p>
          </table:table-cell>
          <table:table-cell table:formula="of:=[.C30]*[.C10]" office:value-type="float" office:value="128" calcext:value-type="float">
            <text:p>128</text:p>
          </table:table-cell>
          <table:table-cell table:number-columns-repeated="7"/>
          <table:table-cell table:formula="of:=[.K32]+[.K$17]" office:value-type="float" office:value="15834.86625" calcext:value-type="float">
            <text:p>15834.86625</text:p>
          </table:table-cell>
          <table:table-cell/>
          <table:table-cell table:formula="of:=[.M32]+[.$H$23]+[.N33]" office:value-type="float" office:value="32429810" calcext:value-type="float">
            <text:p>32429810</text:p>
          </table:table-cell>
          <table:table-cell table:formula="of:=IF([.O33]&gt;=[.$H$21];1;0)" office:value-type="float" office:value="0" calcext:value-type="float">
            <text:p>0</text:p>
          </table:table-cell>
          <table:table-cell table:formula="of:=[.O32]+[.$H$24]-[.N32]*[.$H$21]" office:value-type="float" office:value="0" calcext:value-type="float">
            <text:p>0</text:p>
          </table:table-cell>
          <table:table-cell/>
          <table:table-cell table:formula="of:=ABS(FLOOR([.K33])-[.M33])" office:value-type="float" office:value="32413976" calcext:value-type="float">
            <text:p>32413976</text:p>
          </table:table-cell>
          <table:table-cell/>
        </table:table-row>
        <table:table-row table:style-name="ro1">
          <table:table-cell table:number-columns-repeated="10"/>
          <table:table-cell table:formula="of:=[.K33]+[.K$17]" office:value-type="float" office:value="16965.928125" calcext:value-type="float">
            <text:p>16965.928125</text:p>
          </table:table-cell>
          <table:table-cell/>
          <table:table-cell table:formula="of:=[.M33]+[.$H$23]+[.N34]" office:value-type="float" office:value="34746225" calcext:value-type="float">
            <text:p>34746225</text:p>
          </table:table-cell>
          <table:table-cell table:formula="of:=IF([.O34]&gt;=[.$H$21];1;0)" office:value-type="float" office:value="0" calcext:value-type="float">
            <text:p>0</text:p>
          </table:table-cell>
          <table:table-cell table:formula="of:=[.O33]+[.$H$24]-[.N33]*[.$H$21]" office:value-type="float" office:value="0" calcext:value-type="float">
            <text:p>0</text:p>
          </table:table-cell>
          <table:table-cell/>
          <table:table-cell table:formula="of:=ABS(FLOOR([.K34])-[.M34])" office:value-type="float" office:value="34729260" calcext:value-type="float">
            <text:p>3472926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etermine bit width max phase_steps_per_second</text:p>
          </table:table-cell>
          <table:table-cell table:number-columns-repeated="8"/>
          <table:table-cell table:formula="of:=[.K34]+[.K$17]" office:value-type="float" office:value="18096.99" calcext:value-type="float">
            <text:p>18096.99</text:p>
          </table:table-cell>
          <table:table-cell/>
          <table:table-cell table:formula="of:=[.M34]+[.$H$23]+[.N35]" office:value-type="float" office:value="37062640" calcext:value-type="float">
            <text:p>37062640</text:p>
          </table:table-cell>
          <table:table-cell table:formula="of:=IF([.O35]&gt;=[.$H$21];1;0)" office:value-type="float" office:value="0" calcext:value-type="float">
            <text:p>0</text:p>
          </table:table-cell>
          <table:table-cell table:formula="of:=[.O34]+[.$H$24]-[.N34]*[.$H$21]" office:value-type="float" office:value="0" calcext:value-type="float">
            <text:p>0</text:p>
          </table:table-cell>
          <table:table-cell/>
          <table:table-cell table:formula="of:=ABS(FLOOR([.K35])-[.M35])" office:value-type="float" office:value="37044544" calcext:value-type="float">
            <text:p>37044544</text:p>
          </table:table-cell>
          <table:table-cell/>
        </table:table-row>
        <table:table-row table:style-name="ro1">
          <table:table-cell table:number-columns-repeated="10"/>
          <table:table-cell table:formula="of:=[.K35]+[.K$17]" office:value-type="float" office:value="19228.051875" calcext:value-type="float">
            <text:p>19228.051875</text:p>
          </table:table-cell>
          <table:table-cell/>
          <table:table-cell table:formula="of:=[.M35]+[.$H$23]+[.N36]" office:value-type="float" office:value="39379055" calcext:value-type="float">
            <text:p>39379055</text:p>
          </table:table-cell>
          <table:table-cell table:formula="of:=IF([.O36]&gt;=[.$H$21];1;0)" office:value-type="float" office:value="0" calcext:value-type="float">
            <text:p>0</text:p>
          </table:table-cell>
          <table:table-cell table:formula="of:=[.O35]+[.$H$24]-[.N35]*[.$H$21]" office:value-type="float" office:value="0" calcext:value-type="float">
            <text:p>0</text:p>
          </table:table-cell>
          <table:table-cell/>
          <table:table-cell table:formula="of:=ABS(FLOOR([.K36])-[.M36])" office:value-type="float" office:value="39359827" calcext:value-type="float">
            <text:p>3935982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[.C29]" office:value-type="float" office:value="0" calcext:value-type="float">
            <text:p>0</text:p>
          </table:table-cell>
          <table:table-cell table:number-columns-repeated="7"/>
          <table:table-cell table:formula="of:=[.K36]+[.K$17]" office:value-type="float" office:value="20359.11375" calcext:value-type="float">
            <text:p>20359.11375</text:p>
          </table:table-cell>
          <table:table-cell/>
          <table:table-cell table:formula="of:=[.M36]+[.$H$23]+[.N37]" office:value-type="float" office:value="41695470" calcext:value-type="float">
            <text:p>41695470</text:p>
          </table:table-cell>
          <table:table-cell table:formula="of:=IF([.O37]&gt;=[.$H$21];1;0)" office:value-type="float" office:value="0" calcext:value-type="float">
            <text:p>0</text:p>
          </table:table-cell>
          <table:table-cell table:formula="of:=[.O36]+[.$H$24]-[.N36]*[.$H$21]" office:value-type="float" office:value="0" calcext:value-type="float">
            <text:p>0</text:p>
          </table:table-cell>
          <table:table-cell/>
          <table:table-cell table:formula="of:=ABS(FLOOR([.K37])-[.M37])" office:value-type="float" office:value="41675111" calcext:value-type="float">
            <text:p>41675111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EQUENCY_BITS</text:p>
          </table:table-cell>
          <table:table-cell table:formula="of:=[.C12]" office:value-type="float" office:value="22" calcext:value-type="float">
            <text:p>22</text:p>
          </table:table-cell>
          <table:table-cell table:number-columns-repeated="7"/>
          <table:table-cell table:formula="of:=[.K37]+[.K$17]" office:value-type="float" office:value="21490.175625" calcext:value-type="float">
            <text:p>21490.175625</text:p>
          </table:table-cell>
          <table:table-cell/>
          <table:table-cell table:formula="of:=[.M37]+[.$H$23]+[.N38]" office:value-type="float" office:value="44011885" calcext:value-type="float">
            <text:p>44011885</text:p>
          </table:table-cell>
          <table:table-cell table:formula="of:=IF([.O38]&gt;=[.$H$21];1;0)" office:value-type="float" office:value="0" calcext:value-type="float">
            <text:p>0</text:p>
          </table:table-cell>
          <table:table-cell table:formula="of:=[.O37]+[.$H$24]-[.N37]*[.$H$21]" office:value-type="float" office:value="0" calcext:value-type="float">
            <text:p>0</text:p>
          </table:table-cell>
          <table:table-cell/>
          <table:table-cell table:formula="of:=ABS(FLOOR([.K38])-[.M38])" office:value-type="float" office:value="43990395" calcext:value-type="float">
            <text:p>4399039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table:formula="of:=[.C4]" office:value-type="float" office:value="31" calcext:value-type="float">
            <text:p>31</text:p>
          </table:table-cell>
          <table:table-cell table:number-columns-repeated="7"/>
          <table:table-cell table:formula="of:=[.K38]+[.K$17]" office:value-type="float" office:value="22621.2375" calcext:value-type="float">
            <text:p>22621.2375</text:p>
          </table:table-cell>
          <table:table-cell/>
          <table:table-cell table:formula="of:=[.M38]+[.$H$23]+[.N39]" office:value-type="float" office:value="46328300" calcext:value-type="float">
            <text:p>46328300</text:p>
          </table:table-cell>
          <table:table-cell table:formula="of:=IF([.O39]&gt;=[.$H$21];1;0)" office:value-type="float" office:value="0" calcext:value-type="float">
            <text:p>0</text:p>
          </table:table-cell>
          <table:table-cell table:formula="of:=[.O38]+[.$H$24]-[.N38]*[.$H$21]" office:value-type="float" office:value="0" calcext:value-type="float">
            <text:p>0</text:p>
          </table:table-cell>
          <table:table-cell/>
          <table:table-cell table:formula="of:=ABS(FLOOR([.K39])-[.M39])" office:value-type="float" office:value="46305679" calcext:value-type="float">
            <text:p>46305679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PHASE_STEPS_PER_SECOND_BITS</text:p>
          </table:table-cell>
          <table:table-cell table:style-name="ce7" table:formula="of:=[.C39]+[.C38]+[.C37]" office:value-type="float" office:value="53" calcext:value-type="float">
            <text:p>53</text:p>
          </table:table-cell>
          <table:table-cell table:number-columns-repeated="7"/>
          <table:table-cell table:formula="of:=[.K39]+[.K$17]" office:value-type="float" office:value="23752.299375" calcext:value-type="float">
            <text:p>23752.299375</text:p>
          </table:table-cell>
          <table:table-cell/>
          <table:table-cell table:formula="of:=[.M39]+[.$H$23]+[.N40]" office:value-type="float" office:value="48644715" calcext:value-type="float">
            <text:p>48644715</text:p>
          </table:table-cell>
          <table:table-cell table:formula="of:=IF([.O40]&gt;=[.$H$21];1;0)" office:value-type="float" office:value="0" calcext:value-type="float">
            <text:p>0</text:p>
          </table:table-cell>
          <table:table-cell table:formula="of:=[.O39]+[.$H$24]-[.N39]*[.$H$21]" office:value-type="float" office:value="0" calcext:value-type="float">
            <text:p>0</text:p>
          </table:table-cell>
          <table:table-cell/>
          <table:table-cell table:formula="of:=ABS(FLOOR([.K40])-[.M40])" office:value-type="float" office:value="48620963" calcext:value-type="float">
            <text:p>486209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STEPS_PER_CLK_BITS</text:p>
          </table:table-cell>
          <table:table-cell table:formula="of:=[.C40]-[.C15]" office:value-type="float" office:value="29" calcext:value-type="float">
            <text:p>29</text:p>
          </table:table-cell>
          <table:table-cell table:number-columns-repeated="7"/>
          <table:table-cell table:formula="of:=[.K40]+[.K$17]" office:value-type="float" office:value="24883.36125" calcext:value-type="float">
            <text:p>24883.36125</text:p>
          </table:table-cell>
          <table:table-cell/>
          <table:table-cell table:formula="of:=[.M40]+[.$H$23]+[.N41]" office:value-type="float" office:value="50961130" calcext:value-type="float">
            <text:p>50961130</text:p>
          </table:table-cell>
          <table:table-cell table:formula="of:=IF([.O41]&gt;=[.$H$21];1;0)" office:value-type="float" office:value="0" calcext:value-type="float">
            <text:p>0</text:p>
          </table:table-cell>
          <table:table-cell table:formula="of:=[.O40]+[.$H$24]-[.N40]*[.$H$21]" office:value-type="float" office:value="0" calcext:value-type="float">
            <text:p>0</text:p>
          </table:table-cell>
          <table:table-cell/>
          <table:table-cell table:formula="of:=ABS(FLOOR([.K41])-[.M41])" office:value-type="float" office:value="50936247" calcext:value-type="float">
            <text:p>50936247</text:p>
          </table:table-cell>
          <table:table-cell/>
        </table:table-row>
        <table:table-row table:style-name="ro1">
          <table:table-cell table:number-columns-repeated="10"/>
          <table:table-cell table:formula="of:=[.K41]+[.K$17]" office:value-type="float" office:value="26014.423125" calcext:value-type="float">
            <text:p>26014.423125</text:p>
          </table:table-cell>
          <table:table-cell/>
          <table:table-cell table:formula="of:=[.M41]+[.$H$23]+[.N42]" office:value-type="float" office:value="53277545" calcext:value-type="float">
            <text:p>53277545</text:p>
          </table:table-cell>
          <table:table-cell table:formula="of:=IF([.O42]&gt;=[.$H$21];1;0)" office:value-type="float" office:value="0" calcext:value-type="float">
            <text:p>0</text:p>
          </table:table-cell>
          <table:table-cell table:formula="of:=[.O41]+[.$H$24]-[.N41]*[.$H$21]" office:value-type="float" office:value="0" calcext:value-type="float">
            <text:p>0</text:p>
          </table:table-cell>
          <table:table-cell/>
          <table:table-cell table:formula="of:=ABS(FLOOR([.K42])-[.M42])" office:value-type="float" office:value="53251531" calcext:value-type="float">
            <text:p>53251531</text:p>
          </table:table-cell>
          <table:table-cell/>
        </table:table-row>
        <table:table-row table:style-name="ro1">
          <table:table-cell table:number-columns-repeated="10"/>
          <table:table-cell table:formula="of:=[.K42]+[.K$17]" office:value-type="float" office:value="27145.485" calcext:value-type="float">
            <text:p>27145.485</text:p>
          </table:table-cell>
          <table:table-cell/>
          <table:table-cell table:formula="of:=[.M42]+[.$H$23]+[.N43]" office:value-type="float" office:value="55593960" calcext:value-type="float">
            <text:p>55593960</text:p>
          </table:table-cell>
          <table:table-cell table:formula="of:=IF([.O43]&gt;=[.$H$21];1;0)" office:value-type="float" office:value="0" calcext:value-type="float">
            <text:p>0</text:p>
          </table:table-cell>
          <table:table-cell table:formula="of:=[.O42]+[.$H$24]-[.N42]*[.$H$21]" office:value-type="float" office:value="0" calcext:value-type="float">
            <text:p>0</text:p>
          </table:table-cell>
          <table:table-cell/>
          <table:table-cell table:formula="of:=ABS(FLOOR([.K43])-[.M43])" office:value-type="float" office:value="55566815" calcext:value-type="float">
            <text:p>55566815</text:p>
          </table:table-cell>
          <table:table-cell/>
        </table:table-row>
        <table:table-row table:style-name="ro1">
          <table:table-cell table:number-columns-repeated="10"/>
          <table:table-cell table:formula="of:=[.K43]+[.K$17]" office:value-type="float" office:value="28276.546875" calcext:value-type="float">
            <text:p>28276.546875</text:p>
          </table:table-cell>
          <table:table-cell/>
          <table:table-cell table:formula="of:=[.M43]+[.$H$23]+[.N44]" office:value-type="float" office:value="57910375" calcext:value-type="float">
            <text:p>57910375</text:p>
          </table:table-cell>
          <table:table-cell table:formula="of:=IF([.O44]&gt;=[.$H$21];1;0)" office:value-type="float" office:value="0" calcext:value-type="float">
            <text:p>0</text:p>
          </table:table-cell>
          <table:table-cell table:formula="of:=[.O43]+[.$H$24]-[.N43]*[.$H$21]" office:value-type="float" office:value="0" calcext:value-type="float">
            <text:p>0</text:p>
          </table:table-cell>
          <table:table-cell/>
          <table:table-cell table:formula="of:=ABS(FLOOR([.K44])-[.M44])" office:value-type="float" office:value="57882099" calcext:value-type="float">
            <text:p>57882099</text:p>
          </table:table-cell>
          <table:table-cell/>
        </table:table-row>
        <table:table-row table:style-name="ro1">
          <table:table-cell table:number-columns-repeated="10"/>
          <table:table-cell table:formula="of:=[.K44]+[.K$17]" office:value-type="float" office:value="29407.60875" calcext:value-type="float">
            <text:p>29407.60875</text:p>
          </table:table-cell>
          <table:table-cell/>
          <table:table-cell table:formula="of:=[.M44]+[.$H$23]+[.N45]" office:value-type="float" office:value="60226790" calcext:value-type="float">
            <text:p>60226790</text:p>
          </table:table-cell>
          <table:table-cell table:formula="of:=IF([.O45]&gt;=[.$H$21];1;0)" office:value-type="float" office:value="0" calcext:value-type="float">
            <text:p>0</text:p>
          </table:table-cell>
          <table:table-cell table:formula="of:=[.O44]+[.$H$24]-[.N44]*[.$H$21]" office:value-type="float" office:value="0" calcext:value-type="float">
            <text:p>0</text:p>
          </table:table-cell>
          <table:table-cell/>
          <table:table-cell table:formula="of:=ABS(FLOOR([.K45])-[.M45])" office:value-type="float" office:value="60197383" calcext:value-type="float">
            <text:p>60197383</text:p>
          </table:table-cell>
          <table:table-cell/>
        </table:table-row>
        <table:table-row table:style-name="ro1">
          <table:table-cell table:number-columns-repeated="10"/>
          <table:table-cell table:formula="of:=[.K45]+[.K$17]" office:value-type="float" office:value="30538.670625" calcext:value-type="float">
            <text:p>30538.670625</text:p>
          </table:table-cell>
          <table:table-cell/>
          <table:table-cell table:formula="of:=[.M45]+[.$H$23]+[.N46]" office:value-type="float" office:value="62543205" calcext:value-type="float">
            <text:p>62543205</text:p>
          </table:table-cell>
          <table:table-cell table:formula="of:=IF([.O46]&gt;=[.$H$21];1;0)" office:value-type="float" office:value="0" calcext:value-type="float">
            <text:p>0</text:p>
          </table:table-cell>
          <table:table-cell table:formula="of:=[.O45]+[.$H$24]-[.N45]*[.$H$21]" office:value-type="float" office:value="0" calcext:value-type="float">
            <text:p>0</text:p>
          </table:table-cell>
          <table:table-cell/>
          <table:table-cell table:formula="of:=ABS(FLOOR([.K46])-[.M46])" office:value-type="float" office:value="62512667" calcext:value-type="float">
            <text:p>62512667</text:p>
          </table:table-cell>
          <table:table-cell/>
        </table:table-row>
        <table:table-row table:style-name="ro1">
          <table:table-cell table:number-columns-repeated="10"/>
          <table:table-cell table:formula="of:=[.K46]+[.K$17]" office:value-type="float" office:value="31669.7325" calcext:value-type="float">
            <text:p>31669.7325</text:p>
          </table:table-cell>
          <table:table-cell/>
          <table:table-cell table:formula="of:=[.M46]+[.$H$23]+[.N47]" office:value-type="float" office:value="64859620" calcext:value-type="float">
            <text:p>64859620</text:p>
          </table:table-cell>
          <table:table-cell table:formula="of:=IF([.O47]&gt;=[.$H$21];1;0)" office:value-type="float" office:value="0" calcext:value-type="float">
            <text:p>0</text:p>
          </table:table-cell>
          <table:table-cell table:formula="of:=[.O46]+[.$H$24]-[.N46]*[.$H$21]" office:value-type="float" office:value="0" calcext:value-type="float">
            <text:p>0</text:p>
          </table:table-cell>
          <table:table-cell/>
          <table:table-cell table:formula="of:=ABS(FLOOR([.K47])-[.M47])" office:value-type="float" office:value="64827951" calcext:value-type="float">
            <text:p>64827951</text:p>
          </table:table-cell>
          <table:table-cell/>
        </table:table-row>
        <table:table-row table:style-name="ro1">
          <table:table-cell table:number-columns-repeated="10"/>
          <table:table-cell table:formula="of:=[.K47]+[.K$17]" office:value-type="float" office:value="32800.794375" calcext:value-type="float">
            <text:p>32800.794375</text:p>
          </table:table-cell>
          <table:table-cell/>
          <table:table-cell table:formula="of:=[.M47]+[.$H$23]+[.N48]" office:value-type="float" office:value="67176035" calcext:value-type="float">
            <text:p>67176035</text:p>
          </table:table-cell>
          <table:table-cell table:formula="of:=IF([.O48]&gt;=[.$H$21];1;0)" office:value-type="float" office:value="0" calcext:value-type="float">
            <text:p>0</text:p>
          </table:table-cell>
          <table:table-cell table:formula="of:=[.O47]+[.$H$24]-[.N47]*[.$H$21]" office:value-type="float" office:value="0" calcext:value-type="float">
            <text:p>0</text:p>
          </table:table-cell>
          <table:table-cell/>
          <table:table-cell table:formula="of:=ABS(FLOOR([.K48])-[.M48])" office:value-type="float" office:value="67143235" calcext:value-type="float">
            <text:p>67143235</text:p>
          </table:table-cell>
          <table:table-cell/>
        </table:table-row>
        <table:table-row table:style-name="ro1">
          <table:table-cell table:number-columns-repeated="10"/>
          <table:table-cell table:formula="of:=[.K48]+[.K$17]" office:value-type="float" office:value="33931.85625" calcext:value-type="float">
            <text:p>33931.85625</text:p>
          </table:table-cell>
          <table:table-cell/>
          <table:table-cell table:formula="of:=[.M48]+[.$H$23]+[.N49]" office:value-type="float" office:value="69492450" calcext:value-type="float">
            <text:p>69492450</text:p>
          </table:table-cell>
          <table:table-cell table:formula="of:=IF([.O49]&gt;=[.$H$21];1;0)" office:value-type="float" office:value="0" calcext:value-type="float">
            <text:p>0</text:p>
          </table:table-cell>
          <table:table-cell table:formula="of:=[.O48]+[.$H$24]-[.N48]*[.$H$21]" office:value-type="float" office:value="0" calcext:value-type="float">
            <text:p>0</text:p>
          </table:table-cell>
          <table:table-cell/>
          <table:table-cell table:formula="of:=ABS(FLOOR([.K49])-[.M49])" office:value-type="float" office:value="69458519" calcext:value-type="float">
            <text:p>69458519</text:p>
          </table:table-cell>
          <table:table-cell/>
        </table:table-row>
        <table:table-row table:style-name="ro1">
          <table:table-cell table:number-columns-repeated="10"/>
          <table:table-cell table:formula="of:=[.K49]+[.K$17]" office:value-type="float" office:value="35062.918125" calcext:value-type="float">
            <text:p>35062.918125</text:p>
          </table:table-cell>
          <table:table-cell/>
          <table:table-cell table:formula="of:=[.M49]+[.$H$23]+[.N50]" office:value-type="float" office:value="71808865" calcext:value-type="float">
            <text:p>71808865</text:p>
          </table:table-cell>
          <table:table-cell table:formula="of:=IF([.O50]&gt;=[.$H$21];1;0)" office:value-type="float" office:value="0" calcext:value-type="float">
            <text:p>0</text:p>
          </table:table-cell>
          <table:table-cell table:formula="of:=[.O49]+[.$H$24]-[.N49]*[.$H$21]" office:value-type="float" office:value="0" calcext:value-type="float">
            <text:p>0</text:p>
          </table:table-cell>
          <table:table-cell/>
          <table:table-cell table:formula="of:=ABS(FLOOR([.K50])-[.M50])" office:value-type="float" office:value="71773803" calcext:value-type="float">
            <text:p>71773803</text:p>
          </table:table-cell>
          <table:table-cell/>
        </table:table-row>
        <table:table-row table:style-name="ro1">
          <table:table-cell table:number-columns-repeated="10"/>
          <table:table-cell table:formula="of:=[.K50]+[.K$17]" office:value-type="float" office:value="36193.98" calcext:value-type="float">
            <text:p>36193.98</text:p>
          </table:table-cell>
          <table:table-cell/>
          <table:table-cell table:formula="of:=[.M50]+[.$H$23]+[.N51]" office:value-type="float" office:value="74125280" calcext:value-type="float">
            <text:p>74125280</text:p>
          </table:table-cell>
          <table:table-cell table:formula="of:=IF([.O51]&gt;=[.$H$21];1;0)" office:value-type="float" office:value="0" calcext:value-type="float">
            <text:p>0</text:p>
          </table:table-cell>
          <table:table-cell table:formula="of:=[.O50]+[.$H$24]-[.N50]*[.$H$21]" office:value-type="float" office:value="0" calcext:value-type="float">
            <text:p>0</text:p>
          </table:table-cell>
          <table:table-cell/>
          <table:table-cell table:formula="of:=ABS(FLOOR([.K51])-[.M51])" office:value-type="float" office:value="74089087" calcext:value-type="float">
            <text:p>74089087</text:p>
          </table:table-cell>
          <table:table-cell/>
        </table:table-row>
        <table:table-row table:style-name="ro1">
          <table:table-cell table:number-columns-repeated="10"/>
          <table:table-cell table:formula="of:=[.K51]+[.K$17]" office:value-type="float" office:value="37325.041875" calcext:value-type="float">
            <text:p>37325.041875</text:p>
          </table:table-cell>
          <table:table-cell/>
          <table:table-cell table:formula="of:=[.M51]+[.$H$23]+[.N52]" office:value-type="float" office:value="76441695" calcext:value-type="float">
            <text:p>76441695</text:p>
          </table:table-cell>
          <table:table-cell table:formula="of:=IF([.O52]&gt;=[.$H$21];1;0)" office:value-type="float" office:value="0" calcext:value-type="float">
            <text:p>0</text:p>
          </table:table-cell>
          <table:table-cell table:formula="of:=[.O51]+[.$H$24]-[.N51]*[.$H$21]" office:value-type="float" office:value="0" calcext:value-type="float">
            <text:p>0</text:p>
          </table:table-cell>
          <table:table-cell/>
          <table:table-cell table:formula="of:=ABS(FLOOR([.K52])-[.M52])" office:value-type="float" office:value="76404370" calcext:value-type="float">
            <text:p>76404370</text:p>
          </table:table-cell>
          <table:table-cell/>
        </table:table-row>
        <table:table-row table:style-name="ro1">
          <table:table-cell table:number-columns-repeated="10"/>
          <table:table-cell table:formula="of:=[.K52]+[.K$17]" office:value-type="float" office:value="38456.10375" calcext:value-type="float">
            <text:p>38456.10375</text:p>
          </table:table-cell>
          <table:table-cell/>
          <table:table-cell table:formula="of:=[.M52]+[.$H$23]+[.N53]" office:value-type="float" office:value="78758110" calcext:value-type="float">
            <text:p>78758110</text:p>
          </table:table-cell>
          <table:table-cell table:formula="of:=IF([.O53]&gt;=[.$H$21];1;0)" office:value-type="float" office:value="0" calcext:value-type="float">
            <text:p>0</text:p>
          </table:table-cell>
          <table:table-cell table:formula="of:=[.O52]+[.$H$24]-[.N52]*[.$H$21]" office:value-type="float" office:value="0" calcext:value-type="float">
            <text:p>0</text:p>
          </table:table-cell>
          <table:table-cell/>
          <table:table-cell table:formula="of:=ABS(FLOOR([.K53])-[.M53])" office:value-type="float" office:value="78719654" calcext:value-type="float">
            <text:p>78719654</text:p>
          </table:table-cell>
          <table:table-cell/>
        </table:table-row>
        <table:table-row table:style-name="ro1">
          <table:table-cell table:number-columns-repeated="10"/>
          <table:table-cell table:formula="of:=[.K53]+[.K$17]" office:value-type="float" office:value="39587.165625" calcext:value-type="float">
            <text:p>39587.165625</text:p>
          </table:table-cell>
          <table:table-cell/>
          <table:table-cell table:formula="of:=[.M53]+[.$H$23]+[.N54]" office:value-type="float" office:value="81074525" calcext:value-type="float">
            <text:p>81074525</text:p>
          </table:table-cell>
          <table:table-cell table:formula="of:=IF([.O54]&gt;=[.$H$21];1;0)" office:value-type="float" office:value="0" calcext:value-type="float">
            <text:p>0</text:p>
          </table:table-cell>
          <table:table-cell table:formula="of:=[.O53]+[.$H$24]-[.N53]*[.$H$21]" office:value-type="float" office:value="0" calcext:value-type="float">
            <text:p>0</text:p>
          </table:table-cell>
          <table:table-cell/>
          <table:table-cell table:formula="of:=ABS(FLOOR([.K54])-[.M54])" office:value-type="float" office:value="81034938" calcext:value-type="float">
            <text:p>81034938</text:p>
          </table:table-cell>
          <table:table-cell/>
        </table:table-row>
        <table:table-row table:style-name="ro1">
          <table:table-cell table:number-columns-repeated="10"/>
          <table:table-cell table:formula="of:=[.K54]+[.K$17]" office:value-type="float" office:value="40718.2275" calcext:value-type="float">
            <text:p>40718.2275</text:p>
          </table:table-cell>
          <table:table-cell/>
          <table:table-cell table:formula="of:=[.M54]+[.$H$23]+[.N55]" office:value-type="float" office:value="83390940" calcext:value-type="float">
            <text:p>83390940</text:p>
          </table:table-cell>
          <table:table-cell table:formula="of:=IF([.O55]&gt;=[.$H$21];1;0)" office:value-type="float" office:value="0" calcext:value-type="float">
            <text:p>0</text:p>
          </table:table-cell>
          <table:table-cell table:formula="of:=[.O54]+[.$H$24]-[.N54]*[.$H$21]" office:value-type="float" office:value="0" calcext:value-type="float">
            <text:p>0</text:p>
          </table:table-cell>
          <table:table-cell/>
          <table:table-cell table:formula="of:=ABS(FLOOR([.K55])-[.M55])" office:value-type="float" office:value="83350222" calcext:value-type="float">
            <text:p>83350222</text:p>
          </table:table-cell>
          <table:table-cell/>
        </table:table-row>
        <table:table-row table:style-name="ro1">
          <table:table-cell table:number-columns-repeated="10"/>
          <table:table-cell table:formula="of:=[.K55]+[.K$17]" office:value-type="float" office:value="41849.289375" calcext:value-type="float">
            <text:p>41849.289375</text:p>
          </table:table-cell>
          <table:table-cell/>
          <table:table-cell table:formula="of:=[.M55]+[.$H$23]+[.N56]" office:value-type="float" office:value="85707355" calcext:value-type="float">
            <text:p>85707355</text:p>
          </table:table-cell>
          <table:table-cell table:formula="of:=IF([.O56]&gt;=[.$H$21];1;0)" office:value-type="float" office:value="0" calcext:value-type="float">
            <text:p>0</text:p>
          </table:table-cell>
          <table:table-cell table:formula="of:=[.O55]+[.$H$24]-[.N55]*[.$H$21]" office:value-type="float" office:value="0" calcext:value-type="float">
            <text:p>0</text:p>
          </table:table-cell>
          <table:table-cell/>
          <table:table-cell table:formula="of:=ABS(FLOOR([.K56])-[.M56])" office:value-type="float" office:value="85665506" calcext:value-type="float">
            <text:p>85665506</text:p>
          </table:table-cell>
          <table:table-cell/>
        </table:table-row>
        <table:table-row table:style-name="ro1">
          <table:table-cell table:number-columns-repeated="10"/>
          <table:table-cell table:formula="of:=[.K56]+[.K$17]" office:value-type="float" office:value="42980.35125" calcext:value-type="float">
            <text:p>42980.35125</text:p>
          </table:table-cell>
          <table:table-cell/>
          <table:table-cell table:formula="of:=[.M56]+[.$H$23]+[.N57]" office:value-type="float" office:value="88023770" calcext:value-type="float">
            <text:p>88023770</text:p>
          </table:table-cell>
          <table:table-cell table:formula="of:=IF([.O57]&gt;=[.$H$21];1;0)" office:value-type="float" office:value="0" calcext:value-type="float">
            <text:p>0</text:p>
          </table:table-cell>
          <table:table-cell table:formula="of:=[.O56]+[.$H$24]-[.N56]*[.$H$21]" office:value-type="float" office:value="0" calcext:value-type="float">
            <text:p>0</text:p>
          </table:table-cell>
          <table:table-cell/>
          <table:table-cell table:formula="of:=ABS(FLOOR([.K57])-[.M57])" office:value-type="float" office:value="87980790" calcext:value-type="float">
            <text:p>87980790</text:p>
          </table:table-cell>
          <table:table-cell/>
        </table:table-row>
        <table:table-row table:style-name="ro1">
          <table:table-cell table:number-columns-repeated="10"/>
          <table:table-cell table:formula="of:=[.K57]+[.K$17]" office:value-type="float" office:value="44111.413125" calcext:value-type="float">
            <text:p>44111.413125</text:p>
          </table:table-cell>
          <table:table-cell/>
          <table:table-cell table:formula="of:=[.M57]+[.$H$23]+[.N58]" office:value-type="float" office:value="90340185" calcext:value-type="float">
            <text:p>90340185</text:p>
          </table:table-cell>
          <table:table-cell table:formula="of:=IF([.O58]&gt;=[.$H$21];1;0)" office:value-type="float" office:value="0" calcext:value-type="float">
            <text:p>0</text:p>
          </table:table-cell>
          <table:table-cell table:formula="of:=[.O57]+[.$H$24]-[.N57]*[.$H$21]" office:value-type="float" office:value="0" calcext:value-type="float">
            <text:p>0</text:p>
          </table:table-cell>
          <table:table-cell/>
          <table:table-cell table:formula="of:=ABS(FLOOR([.K58])-[.M58])" office:value-type="float" office:value="90296074" calcext:value-type="float">
            <text:p>90296074</text:p>
          </table:table-cell>
          <table:table-cell/>
        </table:table-row>
        <table:table-row table:style-name="ro1">
          <table:table-cell table:number-columns-repeated="10"/>
          <table:table-cell table:formula="of:=[.K58]+[.K$17]" office:value-type="float" office:value="45242.475" calcext:value-type="float">
            <text:p>45242.475</text:p>
          </table:table-cell>
          <table:table-cell/>
          <table:table-cell table:formula="of:=[.M58]+[.$H$23]+[.N59]" office:value-type="float" office:value="92656600" calcext:value-type="float">
            <text:p>92656600</text:p>
          </table:table-cell>
          <table:table-cell table:formula="of:=IF([.O59]&gt;=[.$H$21];1;0)" office:value-type="float" office:value="0" calcext:value-type="float">
            <text:p>0</text:p>
          </table:table-cell>
          <table:table-cell table:formula="of:=[.O58]+[.$H$24]-[.N58]*[.$H$21]" office:value-type="float" office:value="0" calcext:value-type="float">
            <text:p>0</text:p>
          </table:table-cell>
          <table:table-cell/>
          <table:table-cell table:formula="of:=ABS(FLOOR([.K59])-[.M59])" office:value-type="float" office:value="92611358" calcext:value-type="float">
            <text:p>92611358</text:p>
          </table:table-cell>
          <table:table-cell/>
        </table:table-row>
        <table:table-row table:style-name="ro1">
          <table:table-cell table:number-columns-repeated="10"/>
          <table:table-cell table:formula="of:=[.K59]+[.K$17]" office:value-type="float" office:value="46373.536875" calcext:value-type="float">
            <text:p>46373.536875</text:p>
          </table:table-cell>
          <table:table-cell/>
          <table:table-cell table:formula="of:=[.M59]+[.$H$23]+[.N60]" office:value-type="float" office:value="94973015" calcext:value-type="float">
            <text:p>94973015</text:p>
          </table:table-cell>
          <table:table-cell table:formula="of:=IF([.O60]&gt;=[.$H$21];1;0)" office:value-type="float" office:value="0" calcext:value-type="float">
            <text:p>0</text:p>
          </table:table-cell>
          <table:table-cell table:formula="of:=[.O59]+[.$H$24]-[.N59]*[.$H$21]" office:value-type="float" office:value="0" calcext:value-type="float">
            <text:p>0</text:p>
          </table:table-cell>
          <table:table-cell/>
          <table:table-cell table:formula="of:=ABS(FLOOR([.K60])-[.M60])" office:value-type="float" office:value="94926642" calcext:value-type="float">
            <text:p>94926642</text:p>
          </table:table-cell>
          <table:table-cell/>
        </table:table-row>
        <table:table-row table:style-name="ro1">
          <table:table-cell table:number-columns-repeated="10"/>
          <table:table-cell table:formula="of:=[.K60]+[.K$17]" office:value-type="float" office:value="47504.59875" calcext:value-type="float">
            <text:p>47504.59875</text:p>
          </table:table-cell>
          <table:table-cell/>
          <table:table-cell table:formula="of:=[.M60]+[.$H$23]+[.N61]" office:value-type="float" office:value="97289430" calcext:value-type="float">
            <text:p>97289430</text:p>
          </table:table-cell>
          <table:table-cell table:formula="of:=IF([.O61]&gt;=[.$H$21];1;0)" office:value-type="float" office:value="0" calcext:value-type="float">
            <text:p>0</text:p>
          </table:table-cell>
          <table:table-cell table:formula="of:=[.O60]+[.$H$24]-[.N60]*[.$H$21]" office:value-type="float" office:value="0" calcext:value-type="float">
            <text:p>0</text:p>
          </table:table-cell>
          <table:table-cell/>
          <table:table-cell table:formula="of:=ABS(FLOOR([.K61])-[.M61])" office:value-type="float" office:value="97241926" calcext:value-type="float">
            <text:p>97241926</text:p>
          </table:table-cell>
          <table:table-cell/>
        </table:table-row>
        <table:table-row table:style-name="ro1">
          <table:table-cell table:number-columns-repeated="10"/>
          <table:table-cell table:formula="of:=[.K61]+[.K$17]" office:value-type="float" office:value="48635.660625" calcext:value-type="float">
            <text:p>48635.660625</text:p>
          </table:table-cell>
          <table:table-cell/>
          <table:table-cell table:formula="of:=[.M61]+[.$H$23]+[.N62]" office:value-type="float" office:value="99605845" calcext:value-type="float">
            <text:p>99605845</text:p>
          </table:table-cell>
          <table:table-cell table:formula="of:=IF([.O62]&gt;=[.$H$21];1;0)" office:value-type="float" office:value="0" calcext:value-type="float">
            <text:p>0</text:p>
          </table:table-cell>
          <table:table-cell table:formula="of:=[.O61]+[.$H$24]-[.N61]*[.$H$21]" office:value-type="float" office:value="0" calcext:value-type="float">
            <text:p>0</text:p>
          </table:table-cell>
          <table:table-cell/>
          <table:table-cell table:formula="of:=ABS(FLOOR([.K62])-[.M62])" office:value-type="float" office:value="99557210" calcext:value-type="float">
            <text:p>99557210</text:p>
          </table:table-cell>
          <table:table-cell/>
        </table:table-row>
        <table:table-row table:style-name="ro1">
          <table:table-cell table:number-columns-repeated="10"/>
          <table:table-cell table:formula="of:=[.K62]+[.K$17]" office:value-type="float" office:value="49766.7225" calcext:value-type="float">
            <text:p>49766.7225</text:p>
          </table:table-cell>
          <table:table-cell/>
          <table:table-cell table:formula="of:=[.M62]+[.$H$23]+[.N63]" office:value-type="float" office:value="101922260" calcext:value-type="float">
            <text:p>101922260</text:p>
          </table:table-cell>
          <table:table-cell table:formula="of:=IF([.O63]&gt;=[.$H$21];1;0)" office:value-type="float" office:value="0" calcext:value-type="float">
            <text:p>0</text:p>
          </table:table-cell>
          <table:table-cell table:formula="of:=[.O62]+[.$H$24]-[.N62]*[.$H$21]" office:value-type="float" office:value="0" calcext:value-type="float">
            <text:p>0</text:p>
          </table:table-cell>
          <table:table-cell/>
          <table:table-cell table:formula="of:=ABS(FLOOR([.K63])-[.M63])" office:value-type="float" office:value="101872494" calcext:value-type="float">
            <text:p>101872494</text:p>
          </table:table-cell>
          <table:table-cell/>
        </table:table-row>
        <table:table-row table:style-name="ro1">
          <table:table-cell table:number-columns-repeated="10"/>
          <table:table-cell table:formula="of:=[.K63]+[.K$17]" office:value-type="float" office:value="50897.784375" calcext:value-type="float">
            <text:p>50897.784375</text:p>
          </table:table-cell>
          <table:table-cell/>
          <table:table-cell table:formula="of:=[.M63]+[.$H$23]+[.N64]" office:value-type="float" office:value="104238675" calcext:value-type="float">
            <text:p>104238675</text:p>
          </table:table-cell>
          <table:table-cell table:formula="of:=IF([.O64]&gt;=[.$H$21];1;0)" office:value-type="float" office:value="0" calcext:value-type="float">
            <text:p>0</text:p>
          </table:table-cell>
          <table:table-cell table:formula="of:=[.O63]+[.$H$24]-[.N63]*[.$H$21]" office:value-type="float" office:value="0" calcext:value-type="float">
            <text:p>0</text:p>
          </table:table-cell>
          <table:table-cell/>
          <table:table-cell table:formula="of:=ABS(FLOOR([.K64])-[.M64])" office:value-type="float" office:value="104187778" calcext:value-type="float">
            <text:p>104187778</text:p>
          </table:table-cell>
          <table:table-cell/>
        </table:table-row>
        <table:table-row table:style-name="ro1">
          <table:table-cell table:number-columns-repeated="10"/>
          <table:table-cell table:formula="of:=[.K64]+[.K$17]" office:value-type="float" office:value="52028.84625" calcext:value-type="float">
            <text:p>52028.84625</text:p>
          </table:table-cell>
          <table:table-cell/>
          <table:table-cell table:formula="of:=[.M64]+[.$H$23]+[.N65]" office:value-type="float" office:value="106555090" calcext:value-type="float">
            <text:p>106555090</text:p>
          </table:table-cell>
          <table:table-cell table:formula="of:=IF([.O65]&gt;=[.$H$21];1;0)" office:value-type="float" office:value="0" calcext:value-type="float">
            <text:p>0</text:p>
          </table:table-cell>
          <table:table-cell table:formula="of:=[.O64]+[.$H$24]-[.N64]*[.$H$21]" office:value-type="float" office:value="0" calcext:value-type="float">
            <text:p>0</text:p>
          </table:table-cell>
          <table:table-cell/>
          <table:table-cell table:formula="of:=ABS(FLOOR([.K65])-[.M65])" office:value-type="float" office:value="106503062" calcext:value-type="float">
            <text:p>106503062</text:p>
          </table:table-cell>
          <table:table-cell/>
        </table:table-row>
        <table:table-row table:style-name="ro1">
          <table:table-cell table:number-columns-repeated="10"/>
          <table:table-cell table:formula="of:=[.K65]+[.K$17]" office:value-type="float" office:value="53159.908125" calcext:value-type="float">
            <text:p>53159.908125</text:p>
          </table:table-cell>
          <table:table-cell/>
          <table:table-cell table:formula="of:=[.M65]+[.$H$23]+[.N66]" office:value-type="float" office:value="108871505" calcext:value-type="float">
            <text:p>108871505</text:p>
          </table:table-cell>
          <table:table-cell table:formula="of:=IF([.O66]&gt;=[.$H$21];1;0)" office:value-type="float" office:value="0" calcext:value-type="float">
            <text:p>0</text:p>
          </table:table-cell>
          <table:table-cell table:formula="of:=[.O65]+[.$H$24]-[.N65]*[.$H$21]" office:value-type="float" office:value="0" calcext:value-type="float">
            <text:p>0</text:p>
          </table:table-cell>
          <table:table-cell/>
          <table:table-cell table:formula="of:=ABS(FLOOR([.K66])-[.M66])" office:value-type="float" office:value="108818346" calcext:value-type="float">
            <text:p>108818346</text:p>
          </table:table-cell>
          <table:table-cell/>
        </table:table-row>
        <table:table-row table:style-name="ro1">
          <table:table-cell table:number-columns-repeated="10"/>
          <table:table-cell table:formula="of:=[.K66]+[.K$17]" office:value-type="float" office:value="54290.97" calcext:value-type="float">
            <text:p>54290.97</text:p>
          </table:table-cell>
          <table:table-cell/>
          <table:table-cell table:formula="of:=[.M66]+[.$H$23]+[.N67]" office:value-type="float" office:value="111187920" calcext:value-type="float">
            <text:p>111187920</text:p>
          </table:table-cell>
          <table:table-cell table:formula="of:=IF([.O67]&gt;=[.$H$21];1;0)" office:value-type="float" office:value="0" calcext:value-type="float">
            <text:p>0</text:p>
          </table:table-cell>
          <table:table-cell table:formula="of:=[.O66]+[.$H$24]-[.N66]*[.$H$21]" office:value-type="float" office:value="0" calcext:value-type="float">
            <text:p>0</text:p>
          </table:table-cell>
          <table:table-cell/>
          <table:table-cell table:formula="of:=ABS(FLOOR([.K67])-[.M67])" office:value-type="float" office:value="111133630" calcext:value-type="float">
            <text:p>111133630</text:p>
          </table:table-cell>
          <table:table-cell/>
        </table:table-row>
        <table:table-row table:style-name="ro1">
          <table:table-cell table:number-columns-repeated="10"/>
          <table:table-cell table:formula="of:=[.K67]+[.K$17]" office:value-type="float" office:value="55422.031875" calcext:value-type="float">
            <text:p>55422.031875</text:p>
          </table:table-cell>
          <table:table-cell/>
          <table:table-cell table:formula="of:=[.M67]+[.$H$23]+[.N68]" office:value-type="float" office:value="113504335" calcext:value-type="float">
            <text:p>113504335</text:p>
          </table:table-cell>
          <table:table-cell table:formula="of:=IF([.O68]&gt;=[.$H$21];1;0)" office:value-type="float" office:value="0" calcext:value-type="float">
            <text:p>0</text:p>
          </table:table-cell>
          <table:table-cell table:formula="of:=[.O67]+[.$H$24]-[.N67]*[.$H$21]" office:value-type="float" office:value="0" calcext:value-type="float">
            <text:p>0</text:p>
          </table:table-cell>
          <table:table-cell/>
          <table:table-cell table:formula="of:=ABS(FLOOR([.K68])-[.M68])" office:value-type="float" office:value="113448913" calcext:value-type="float">
            <text:p>113448913</text:p>
          </table:table-cell>
          <table:table-cell/>
        </table:table-row>
        <table:table-row table:style-name="ro1">
          <table:table-cell table:number-columns-repeated="10"/>
          <table:table-cell table:formula="of:=[.K68]+[.K$17]" office:value-type="float" office:value="56553.09375" calcext:value-type="float">
            <text:p>56553.09375</text:p>
          </table:table-cell>
          <table:table-cell/>
          <table:table-cell table:formula="of:=[.M68]+[.$H$23]+[.N69]" office:value-type="float" office:value="115820750" calcext:value-type="float">
            <text:p>115820750</text:p>
          </table:table-cell>
          <table:table-cell table:formula="of:=IF([.O69]&gt;=[.$H$21];1;0)" office:value-type="float" office:value="0" calcext:value-type="float">
            <text:p>0</text:p>
          </table:table-cell>
          <table:table-cell table:formula="of:=[.O68]+[.$H$24]-[.N68]*[.$H$21]" office:value-type="float" office:value="0" calcext:value-type="float">
            <text:p>0</text:p>
          </table:table-cell>
          <table:table-cell/>
          <table:table-cell table:formula="of:=ABS(FLOOR([.K69])-[.M69])" office:value-type="float" office:value="115764197" calcext:value-type="float">
            <text:p>115764197</text:p>
          </table:table-cell>
          <table:table-cell/>
        </table:table-row>
        <table:table-row table:style-name="ro1">
          <table:table-cell table:number-columns-repeated="10"/>
          <table:table-cell table:formula="of:=[.K69]+[.K$17]" office:value-type="float" office:value="57684.155625" calcext:value-type="float">
            <text:p>57684.155625</text:p>
          </table:table-cell>
          <table:table-cell/>
          <table:table-cell table:formula="of:=[.M69]+[.$H$23]+[.N70]" office:value-type="float" office:value="118137165" calcext:value-type="float">
            <text:p>118137165</text:p>
          </table:table-cell>
          <table:table-cell table:formula="of:=IF([.O70]&gt;=[.$H$21];1;0)" office:value-type="float" office:value="0" calcext:value-type="float">
            <text:p>0</text:p>
          </table:table-cell>
          <table:table-cell table:formula="of:=[.O69]+[.$H$24]-[.N69]*[.$H$21]" office:value-type="float" office:value="0" calcext:value-type="float">
            <text:p>0</text:p>
          </table:table-cell>
          <table:table-cell/>
          <table:table-cell table:formula="of:=ABS(FLOOR([.K70])-[.M70])" office:value-type="float" office:value="118079481" calcext:value-type="float">
            <text:p>118079481</text:p>
          </table:table-cell>
          <table:table-cell/>
        </table:table-row>
        <table:table-row table:style-name="ro1">
          <table:table-cell table:number-columns-repeated="10"/>
          <table:table-cell table:formula="of:=[.K70]+[.K$17]" office:value-type="float" office:value="58815.2175" calcext:value-type="float">
            <text:p>58815.2175</text:p>
          </table:table-cell>
          <table:table-cell/>
          <table:table-cell table:formula="of:=[.M70]+[.$H$23]+[.N71]" office:value-type="float" office:value="120453580" calcext:value-type="float">
            <text:p>120453580</text:p>
          </table:table-cell>
          <table:table-cell table:formula="of:=IF([.O71]&gt;=[.$H$21];1;0)" office:value-type="float" office:value="0" calcext:value-type="float">
            <text:p>0</text:p>
          </table:table-cell>
          <table:table-cell table:formula="of:=[.O70]+[.$H$24]-[.N70]*[.$H$21]" office:value-type="float" office:value="0" calcext:value-type="float">
            <text:p>0</text:p>
          </table:table-cell>
          <table:table-cell/>
          <table:table-cell table:formula="of:=ABS(FLOOR([.K71])-[.M71])" office:value-type="float" office:value="120394765" calcext:value-type="float">
            <text:p>120394765</text:p>
          </table:table-cell>
          <table:table-cell/>
        </table:table-row>
        <table:table-row table:style-name="ro1">
          <table:table-cell table:number-columns-repeated="10"/>
          <table:table-cell table:formula="of:=[.K71]+[.K$17]" office:value-type="float" office:value="59946.279375" calcext:value-type="float">
            <text:p>59946.279375</text:p>
          </table:table-cell>
          <table:table-cell/>
          <table:table-cell table:formula="of:=[.M71]+[.$H$23]+[.N72]" office:value-type="float" office:value="122769995" calcext:value-type="float">
            <text:p>122769995</text:p>
          </table:table-cell>
          <table:table-cell table:formula="of:=IF([.O72]&gt;=[.$H$21];1;0)" office:value-type="float" office:value="0" calcext:value-type="float">
            <text:p>0</text:p>
          </table:table-cell>
          <table:table-cell table:formula="of:=[.O71]+[.$H$24]-[.N71]*[.$H$21]" office:value-type="float" office:value="0" calcext:value-type="float">
            <text:p>0</text:p>
          </table:table-cell>
          <table:table-cell/>
          <table:table-cell table:formula="of:=ABS(FLOOR([.K72])-[.M72])" office:value-type="float" office:value="122710049" calcext:value-type="float">
            <text:p>122710049</text:p>
          </table:table-cell>
          <table:table-cell/>
        </table:table-row>
        <table:table-row table:style-name="ro1">
          <table:table-cell table:number-columns-repeated="10"/>
          <table:table-cell table:formula="of:=[.K72]+[.K$17]" office:value-type="float" office:value="61077.34125" calcext:value-type="float">
            <text:p>61077.34125</text:p>
          </table:table-cell>
          <table:table-cell/>
          <table:table-cell table:formula="of:=[.M72]+[.$H$23]+[.N73]" office:value-type="float" office:value="125086410" calcext:value-type="float">
            <text:p>125086410</text:p>
          </table:table-cell>
          <table:table-cell table:formula="of:=IF([.O73]&gt;=[.$H$21];1;0)" office:value-type="float" office:value="0" calcext:value-type="float">
            <text:p>0</text:p>
          </table:table-cell>
          <table:table-cell table:formula="of:=[.O72]+[.$H$24]-[.N72]*[.$H$21]" office:value-type="float" office:value="0" calcext:value-type="float">
            <text:p>0</text:p>
          </table:table-cell>
          <table:table-cell/>
          <table:table-cell table:formula="of:=ABS(FLOOR([.K73])-[.M73])" office:value-type="float" office:value="125025333" calcext:value-type="float">
            <text:p>125025333</text:p>
          </table:table-cell>
          <table:table-cell/>
        </table:table-row>
        <table:table-row table:style-name="ro1">
          <table:table-cell table:number-columns-repeated="10"/>
          <table:table-cell table:formula="of:=[.K73]+[.K$17]" office:value-type="float" office:value="62208.403125" calcext:value-type="float">
            <text:p>62208.403125</text:p>
          </table:table-cell>
          <table:table-cell/>
          <table:table-cell table:formula="of:=[.M73]+[.$H$23]+[.N74]" office:value-type="float" office:value="127402825" calcext:value-type="float">
            <text:p>127402825</text:p>
          </table:table-cell>
          <table:table-cell table:formula="of:=IF([.O74]&gt;=[.$H$21];1;0)" office:value-type="float" office:value="0" calcext:value-type="float">
            <text:p>0</text:p>
          </table:table-cell>
          <table:table-cell table:formula="of:=[.O73]+[.$H$24]-[.N73]*[.$H$21]" office:value-type="float" office:value="0" calcext:value-type="float">
            <text:p>0</text:p>
          </table:table-cell>
          <table:table-cell/>
          <table:table-cell table:formula="of:=ABS(FLOOR([.K74])-[.M74])" office:value-type="float" office:value="127340617" calcext:value-type="float">
            <text:p>127340617</text:p>
          </table:table-cell>
          <table:table-cell/>
        </table:table-row>
        <table:table-row table:style-name="ro1">
          <table:table-cell table:number-columns-repeated="10"/>
          <table:table-cell table:formula="of:=[.K74]+[.K$17]" office:value-type="float" office:value="63339.465" calcext:value-type="float">
            <text:p>63339.465</text:p>
          </table:table-cell>
          <table:table-cell/>
          <table:table-cell table:formula="of:=[.M74]+[.$H$23]+[.N75]" office:value-type="float" office:value="129719240" calcext:value-type="float">
            <text:p>129719240</text:p>
          </table:table-cell>
          <table:table-cell table:formula="of:=IF([.O75]&gt;=[.$H$21];1;0)" office:value-type="float" office:value="0" calcext:value-type="float">
            <text:p>0</text:p>
          </table:table-cell>
          <table:table-cell table:formula="of:=[.O74]+[.$H$24]-[.N74]*[.$H$21]" office:value-type="float" office:value="0" calcext:value-type="float">
            <text:p>0</text:p>
          </table:table-cell>
          <table:table-cell/>
          <table:table-cell table:formula="of:=ABS(FLOOR([.K75])-[.M75])" office:value-type="float" office:value="129655901" calcext:value-type="float">
            <text:p>129655901</text:p>
          </table:table-cell>
          <table:table-cell/>
        </table:table-row>
        <table:table-row table:style-name="ro1">
          <table:table-cell table:number-columns-repeated="10"/>
          <table:table-cell table:formula="of:=[.K75]+[.K$17]" office:value-type="float" office:value="64470.526875" calcext:value-type="float">
            <text:p>64470.526875</text:p>
          </table:table-cell>
          <table:table-cell/>
          <table:table-cell table:formula="of:=[.M75]+[.$H$23]+[.N76]" office:value-type="float" office:value="132035655" calcext:value-type="float">
            <text:p>132035655</text:p>
          </table:table-cell>
          <table:table-cell table:formula="of:=IF([.O76]&gt;=[.$H$21];1;0)" office:value-type="float" office:value="0" calcext:value-type="float">
            <text:p>0</text:p>
          </table:table-cell>
          <table:table-cell table:formula="of:=[.O75]+[.$H$24]-[.N75]*[.$H$21]" office:value-type="float" office:value="0" calcext:value-type="float">
            <text:p>0</text:p>
          </table:table-cell>
          <table:table-cell/>
          <table:table-cell table:formula="of:=ABS(FLOOR([.K76])-[.M76])" office:value-type="float" office:value="131971185" calcext:value-type="float">
            <text:p>131971185</text:p>
          </table:table-cell>
          <table:table-cell/>
        </table:table-row>
        <table:table-row table:style-name="ro1">
          <table:table-cell table:number-columns-repeated="10"/>
          <table:table-cell table:formula="of:=[.K76]+[.K$17]" office:value-type="float" office:value="65601.58875" calcext:value-type="float">
            <text:p>65601.58875</text:p>
          </table:table-cell>
          <table:table-cell/>
          <table:table-cell table:formula="of:=[.M76]+[.$H$23]+[.N77]" office:value-type="float" office:value="134352070" calcext:value-type="float">
            <text:p>134352070</text:p>
          </table:table-cell>
          <table:table-cell table:formula="of:=IF([.O77]&gt;=[.$H$21];1;0)" office:value-type="float" office:value="0" calcext:value-type="float">
            <text:p>0</text:p>
          </table:table-cell>
          <table:table-cell table:formula="of:=[.O76]+[.$H$24]-[.N76]*[.$H$21]" office:value-type="float" office:value="0" calcext:value-type="float">
            <text:p>0</text:p>
          </table:table-cell>
          <table:table-cell/>
          <table:table-cell table:formula="of:=ABS(FLOOR([.K77])-[.M77])" office:value-type="float" office:value="134286469" calcext:value-type="float">
            <text:p>134286469</text:p>
          </table:table-cell>
          <table:table-cell/>
        </table:table-row>
        <table:table-row table:style-name="ro1">
          <table:table-cell table:number-columns-repeated="10"/>
          <table:table-cell table:formula="of:=[.K77]+[.K$17]" office:value-type="float" office:value="66732.650625" calcext:value-type="float">
            <text:p>66732.650625</text:p>
          </table:table-cell>
          <table:table-cell/>
          <table:table-cell table:formula="of:=[.M77]+[.$H$23]+[.N78]" office:value-type="float" office:value="136668485" calcext:value-type="float">
            <text:p>136668485</text:p>
          </table:table-cell>
          <table:table-cell table:formula="of:=IF([.O78]&gt;=[.$H$21];1;0)" office:value-type="float" office:value="0" calcext:value-type="float">
            <text:p>0</text:p>
          </table:table-cell>
          <table:table-cell table:formula="of:=[.O77]+[.$H$24]-[.N77]*[.$H$21]" office:value-type="float" office:value="0" calcext:value-type="float">
            <text:p>0</text:p>
          </table:table-cell>
          <table:table-cell/>
          <table:table-cell table:formula="of:=ABS(FLOOR([.K78])-[.M78])" office:value-type="float" office:value="136601753" calcext:value-type="float">
            <text:p>136601753</text:p>
          </table:table-cell>
          <table:table-cell/>
        </table:table-row>
        <table:table-row table:style-name="ro1">
          <table:table-cell table:number-columns-repeated="10"/>
          <table:table-cell table:formula="of:=[.K78]+[.K$17]" office:value-type="float" office:value="67863.7125" calcext:value-type="float">
            <text:p>67863.7125</text:p>
          </table:table-cell>
          <table:table-cell/>
          <table:table-cell table:formula="of:=[.M78]+[.$H$23]+[.N79]" office:value-type="float" office:value="138984900" calcext:value-type="float">
            <text:p>138984900</text:p>
          </table:table-cell>
          <table:table-cell table:formula="of:=IF([.O79]&gt;=[.$H$21];1;0)" office:value-type="float" office:value="0" calcext:value-type="float">
            <text:p>0</text:p>
          </table:table-cell>
          <table:table-cell table:formula="of:=[.O78]+[.$H$24]-[.N78]*[.$H$21]" office:value-type="float" office:value="0" calcext:value-type="float">
            <text:p>0</text:p>
          </table:table-cell>
          <table:table-cell/>
          <table:table-cell table:formula="of:=ABS(FLOOR([.K79])-[.M79])" office:value-type="float" office:value="138917037" calcext:value-type="float">
            <text:p>138917037</text:p>
          </table:table-cell>
          <table:table-cell/>
        </table:table-row>
        <table:table-row table:style-name="ro1">
          <table:table-cell table:number-columns-repeated="10"/>
          <table:table-cell table:formula="of:=[.K79]+[.K$17]" office:value-type="float" office:value="68994.774375" calcext:value-type="float">
            <text:p>68994.774375</text:p>
          </table:table-cell>
          <table:table-cell/>
          <table:table-cell table:formula="of:=[.M79]+[.$H$23]+[.N80]" office:value-type="float" office:value="141301315" calcext:value-type="float">
            <text:p>141301315</text:p>
          </table:table-cell>
          <table:table-cell table:formula="of:=IF([.O80]&gt;=[.$H$21];1;0)" office:value-type="float" office:value="0" calcext:value-type="float">
            <text:p>0</text:p>
          </table:table-cell>
          <table:table-cell table:formula="of:=[.O79]+[.$H$24]-[.N79]*[.$H$21]" office:value-type="float" office:value="0" calcext:value-type="float">
            <text:p>0</text:p>
          </table:table-cell>
          <table:table-cell/>
          <table:table-cell table:formula="of:=ABS(FLOOR([.K80])-[.M80])" office:value-type="float" office:value="141232321" calcext:value-type="float">
            <text:p>141232321</text:p>
          </table:table-cell>
          <table:table-cell/>
        </table:table-row>
        <table:table-row table:style-name="ro1">
          <table:table-cell table:number-columns-repeated="10"/>
          <table:table-cell table:formula="of:=[.K80]+[.K$17]" office:value-type="float" office:value="70125.83625" calcext:value-type="float">
            <text:p>70125.83625</text:p>
          </table:table-cell>
          <table:table-cell/>
          <table:table-cell table:formula="of:=[.M80]+[.$H$23]+[.N81]" office:value-type="float" office:value="143617730" calcext:value-type="float">
            <text:p>143617730</text:p>
          </table:table-cell>
          <table:table-cell table:formula="of:=IF([.O81]&gt;=[.$H$21];1;0)" office:value-type="float" office:value="0" calcext:value-type="float">
            <text:p>0</text:p>
          </table:table-cell>
          <table:table-cell table:formula="of:=[.O80]+[.$H$24]-[.N80]*[.$H$21]" office:value-type="float" office:value="0" calcext:value-type="float">
            <text:p>0</text:p>
          </table:table-cell>
          <table:table-cell/>
          <table:table-cell table:formula="of:=ABS(FLOOR([.K81])-[.M81])" office:value-type="float" office:value="143547605" calcext:value-type="float">
            <text:p>143547605</text:p>
          </table:table-cell>
          <table:table-cell/>
        </table:table-row>
        <table:table-row table:style-name="ro1">
          <table:table-cell table:number-columns-repeated="10"/>
          <table:table-cell table:formula="of:=[.K81]+[.K$17]" office:value-type="float" office:value="71256.898125" calcext:value-type="float">
            <text:p>71256.898125</text:p>
          </table:table-cell>
          <table:table-cell/>
          <table:table-cell table:formula="of:=[.M81]+[.$H$23]+[.N82]" office:value-type="float" office:value="145934145" calcext:value-type="float">
            <text:p>145934145</text:p>
          </table:table-cell>
          <table:table-cell table:formula="of:=IF([.O82]&gt;=[.$H$21];1;0)" office:value-type="float" office:value="0" calcext:value-type="float">
            <text:p>0</text:p>
          </table:table-cell>
          <table:table-cell table:formula="of:=[.O81]+[.$H$24]-[.N81]*[.$H$21]" office:value-type="float" office:value="0" calcext:value-type="float">
            <text:p>0</text:p>
          </table:table-cell>
          <table:table-cell/>
          <table:table-cell table:formula="of:=ABS(FLOOR([.K82])-[.M82])" office:value-type="float" office:value="145862889" calcext:value-type="float">
            <text:p>145862889</text:p>
          </table:table-cell>
          <table:table-cell/>
        </table:table-row>
        <table:table-row table:style-name="ro1">
          <table:table-cell table:number-columns-repeated="10"/>
          <table:table-cell table:formula="of:=[.K82]+[.K$17]" office:value-type="float" office:value="72387.96" calcext:value-type="float">
            <text:p>72387.96</text:p>
          </table:table-cell>
          <table:table-cell/>
          <table:table-cell table:formula="of:=[.M82]+[.$H$23]+[.N83]" office:value-type="float" office:value="148250560" calcext:value-type="float">
            <text:p>148250560</text:p>
          </table:table-cell>
          <table:table-cell table:formula="of:=IF([.O83]&gt;=[.$H$21];1;0)" office:value-type="float" office:value="0" calcext:value-type="float">
            <text:p>0</text:p>
          </table:table-cell>
          <table:table-cell table:formula="of:=[.O82]+[.$H$24]-[.N82]*[.$H$21]" office:value-type="float" office:value="0" calcext:value-type="float">
            <text:p>0</text:p>
          </table:table-cell>
          <table:table-cell/>
          <table:table-cell table:formula="of:=ABS(FLOOR([.K83])-[.M83])" office:value-type="float" office:value="148178173" calcext:value-type="float">
            <text:p>148178173</text:p>
          </table:table-cell>
          <table:table-cell/>
        </table:table-row>
        <table:table-row table:style-name="ro1">
          <table:table-cell table:number-columns-repeated="10"/>
          <table:table-cell table:formula="of:=[.K83]+[.K$17]" office:value-type="float" office:value="73519.021875" calcext:value-type="float">
            <text:p>73519.021875</text:p>
          </table:table-cell>
          <table:table-cell/>
          <table:table-cell table:formula="of:=[.M83]+[.$H$23]+[.N84]" office:value-type="float" office:value="150566975" calcext:value-type="float">
            <text:p>150566975</text:p>
          </table:table-cell>
          <table:table-cell table:formula="of:=IF([.O84]&gt;=[.$H$21];1;0)" office:value-type="float" office:value="0" calcext:value-type="float">
            <text:p>0</text:p>
          </table:table-cell>
          <table:table-cell table:formula="of:=[.O83]+[.$H$24]-[.N83]*[.$H$21]" office:value-type="float" office:value="0" calcext:value-type="float">
            <text:p>0</text:p>
          </table:table-cell>
          <table:table-cell/>
          <table:table-cell table:formula="of:=ABS(FLOOR([.K84])-[.M84])" office:value-type="float" office:value="150493456" calcext:value-type="float">
            <text:p>150493456</text:p>
          </table:table-cell>
          <table:table-cell/>
        </table:table-row>
        <table:table-row table:style-name="ro1">
          <table:table-cell table:number-columns-repeated="10"/>
          <table:table-cell table:formula="of:=[.K84]+[.K$17]" office:value-type="float" office:value="74650.08375" calcext:value-type="float">
            <text:p>74650.08375</text:p>
          </table:table-cell>
          <table:table-cell/>
          <table:table-cell table:formula="of:=[.M84]+[.$H$23]+[.N85]" office:value-type="float" office:value="152883390" calcext:value-type="float">
            <text:p>152883390</text:p>
          </table:table-cell>
          <table:table-cell table:formula="of:=IF([.O85]&gt;=[.$H$21];1;0)" office:value-type="float" office:value="0" calcext:value-type="float">
            <text:p>0</text:p>
          </table:table-cell>
          <table:table-cell table:formula="of:=[.O84]+[.$H$24]-[.N84]*[.$H$21]" office:value-type="float" office:value="0" calcext:value-type="float">
            <text:p>0</text:p>
          </table:table-cell>
          <table:table-cell/>
          <table:table-cell table:formula="of:=ABS(FLOOR([.K85])-[.M85])" office:value-type="float" office:value="152808740" calcext:value-type="float">
            <text:p>152808740</text:p>
          </table:table-cell>
          <table:table-cell/>
        </table:table-row>
        <table:table-row table:style-name="ro1">
          <table:table-cell table:number-columns-repeated="10"/>
          <table:table-cell table:formula="of:=[.K85]+[.K$17]" office:value-type="float" office:value="75781.145625" calcext:value-type="float">
            <text:p>75781.145625</text:p>
          </table:table-cell>
          <table:table-cell/>
          <table:table-cell table:formula="of:=[.M85]+[.$H$23]+[.N86]" office:value-type="float" office:value="155199805" calcext:value-type="float">
            <text:p>155199805</text:p>
          </table:table-cell>
          <table:table-cell table:formula="of:=IF([.O86]&gt;=[.$H$21];1;0)" office:value-type="float" office:value="0" calcext:value-type="float">
            <text:p>0</text:p>
          </table:table-cell>
          <table:table-cell table:formula="of:=[.O85]+[.$H$24]-[.N85]*[.$H$21]" office:value-type="float" office:value="0" calcext:value-type="float">
            <text:p>0</text:p>
          </table:table-cell>
          <table:table-cell/>
          <table:table-cell table:formula="of:=ABS(FLOOR([.K86])-[.M86])" office:value-type="float" office:value="155124024" calcext:value-type="float">
            <text:p>155124024</text:p>
          </table:table-cell>
          <table:table-cell/>
        </table:table-row>
        <table:table-row table:style-name="ro1">
          <table:table-cell table:number-columns-repeated="10"/>
          <table:table-cell table:formula="of:=[.K86]+[.K$17]" office:value-type="float" office:value="76912.2075" calcext:value-type="float">
            <text:p>76912.2075</text:p>
          </table:table-cell>
          <table:table-cell/>
          <table:table-cell table:formula="of:=[.M86]+[.$H$23]+[.N87]" office:value-type="float" office:value="157516220" calcext:value-type="float">
            <text:p>157516220</text:p>
          </table:table-cell>
          <table:table-cell table:formula="of:=IF([.O87]&gt;=[.$H$21];1;0)" office:value-type="float" office:value="0" calcext:value-type="float">
            <text:p>0</text:p>
          </table:table-cell>
          <table:table-cell table:formula="of:=[.O86]+[.$H$24]-[.N86]*[.$H$21]" office:value-type="float" office:value="0" calcext:value-type="float">
            <text:p>0</text:p>
          </table:table-cell>
          <table:table-cell/>
          <table:table-cell table:formula="of:=ABS(FLOOR([.K87])-[.M87])" office:value-type="float" office:value="157439308" calcext:value-type="float">
            <text:p>157439308</text:p>
          </table:table-cell>
          <table:table-cell/>
        </table:table-row>
        <table:table-row table:style-name="ro1">
          <table:table-cell table:number-columns-repeated="10"/>
          <table:table-cell table:formula="of:=[.K87]+[.K$17]" office:value-type="float" office:value="78043.269375" calcext:value-type="float">
            <text:p>78043.269375</text:p>
          </table:table-cell>
          <table:table-cell/>
          <table:table-cell table:formula="of:=[.M87]+[.$H$23]+[.N88]" office:value-type="float" office:value="159832635" calcext:value-type="float">
            <text:p>159832635</text:p>
          </table:table-cell>
          <table:table-cell table:formula="of:=IF([.O88]&gt;=[.$H$21];1;0)" office:value-type="float" office:value="0" calcext:value-type="float">
            <text:p>0</text:p>
          </table:table-cell>
          <table:table-cell table:formula="of:=[.O87]+[.$H$24]-[.N87]*[.$H$21]" office:value-type="float" office:value="0" calcext:value-type="float">
            <text:p>0</text:p>
          </table:table-cell>
          <table:table-cell/>
          <table:table-cell table:formula="of:=ABS(FLOOR([.K88])-[.M88])" office:value-type="float" office:value="159754592" calcext:value-type="float">
            <text:p>159754592</text:p>
          </table:table-cell>
          <table:table-cell/>
        </table:table-row>
        <table:table-row table:style-name="ro1">
          <table:table-cell table:number-columns-repeated="10"/>
          <table:table-cell table:formula="of:=[.K88]+[.K$17]" office:value-type="float" office:value="79174.33125" calcext:value-type="float">
            <text:p>79174.33125</text:p>
          </table:table-cell>
          <table:table-cell/>
          <table:table-cell table:formula="of:=[.M88]+[.$H$23]+[.N89]" office:value-type="float" office:value="162149050" calcext:value-type="float">
            <text:p>162149050</text:p>
          </table:table-cell>
          <table:table-cell table:formula="of:=IF([.O89]&gt;=[.$H$21];1;0)" office:value-type="float" office:value="0" calcext:value-type="float">
            <text:p>0</text:p>
          </table:table-cell>
          <table:table-cell table:formula="of:=[.O88]+[.$H$24]-[.N88]*[.$H$21]" office:value-type="float" office:value="0" calcext:value-type="float">
            <text:p>0</text:p>
          </table:table-cell>
          <table:table-cell/>
          <table:table-cell table:formula="of:=ABS(FLOOR([.K89])-[.M89])" office:value-type="float" office:value="162069876" calcext:value-type="float">
            <text:p>162069876</text:p>
          </table:table-cell>
          <table:table-cell/>
        </table:table-row>
        <table:table-row table:style-name="ro1">
          <table:table-cell table:number-columns-repeated="10"/>
          <table:table-cell table:formula="of:=[.K89]+[.K$17]" office:value-type="float" office:value="80305.393125" calcext:value-type="float">
            <text:p>80305.393125</text:p>
          </table:table-cell>
          <table:table-cell/>
          <table:table-cell table:formula="of:=[.M89]+[.$H$23]+[.N90]" office:value-type="float" office:value="164465465" calcext:value-type="float">
            <text:p>164465465</text:p>
          </table:table-cell>
          <table:table-cell table:formula="of:=IF([.O90]&gt;=[.$H$21];1;0)" office:value-type="float" office:value="0" calcext:value-type="float">
            <text:p>0</text:p>
          </table:table-cell>
          <table:table-cell table:formula="of:=[.O89]+[.$H$24]-[.N89]*[.$H$21]" office:value-type="float" office:value="0" calcext:value-type="float">
            <text:p>0</text:p>
          </table:table-cell>
          <table:table-cell/>
          <table:table-cell table:formula="of:=ABS(FLOOR([.K90])-[.M90])" office:value-type="float" office:value="164385160" calcext:value-type="float">
            <text:p>164385160</text:p>
          </table:table-cell>
          <table:table-cell/>
        </table:table-row>
        <table:table-row table:style-name="ro1">
          <table:table-cell table:number-columns-repeated="10"/>
          <table:table-cell table:formula="of:=[.K90]+[.K$17]" office:value-type="float" office:value="81436.455" calcext:value-type="float">
            <text:p>81436.455</text:p>
          </table:table-cell>
          <table:table-cell/>
          <table:table-cell table:formula="of:=[.M90]+[.$H$23]+[.N91]" office:value-type="float" office:value="166781880" calcext:value-type="float">
            <text:p>166781880</text:p>
          </table:table-cell>
          <table:table-cell table:formula="of:=IF([.O91]&gt;=[.$H$21];1;0)" office:value-type="float" office:value="0" calcext:value-type="float">
            <text:p>0</text:p>
          </table:table-cell>
          <table:table-cell table:formula="of:=[.O90]+[.$H$24]-[.N90]*[.$H$21]" office:value-type="float" office:value="0" calcext:value-type="float">
            <text:p>0</text:p>
          </table:table-cell>
          <table:table-cell/>
          <table:table-cell table:formula="of:=ABS(FLOOR([.K91])-[.M91])" office:value-type="float" office:value="166700444" calcext:value-type="float">
            <text:p>166700444</text:p>
          </table:table-cell>
          <table:table-cell/>
        </table:table-row>
        <table:table-row table:style-name="ro1">
          <table:table-cell table:number-columns-repeated="10"/>
          <table:table-cell table:formula="of:=[.K91]+[.K$17]" office:value-type="float" office:value="82567.516875" calcext:value-type="float">
            <text:p>82567.516875</text:p>
          </table:table-cell>
          <table:table-cell/>
          <table:table-cell table:formula="of:=[.M91]+[.$H$23]+[.N92]" office:value-type="float" office:value="169098295" calcext:value-type="float">
            <text:p>169098295</text:p>
          </table:table-cell>
          <table:table-cell table:formula="of:=IF([.O92]&gt;=[.$H$21];1;0)" office:value-type="float" office:value="0" calcext:value-type="float">
            <text:p>0</text:p>
          </table:table-cell>
          <table:table-cell table:formula="of:=[.O91]+[.$H$24]-[.N91]*[.$H$21]" office:value-type="float" office:value="0" calcext:value-type="float">
            <text:p>0</text:p>
          </table:table-cell>
          <table:table-cell/>
          <table:table-cell table:formula="of:=ABS(FLOOR([.K92])-[.M92])" office:value-type="float" office:value="169015728" calcext:value-type="float">
            <text:p>169015728</text:p>
          </table:table-cell>
          <table:table-cell/>
        </table:table-row>
        <table:table-row table:style-name="ro1">
          <table:table-cell table:number-columns-repeated="10"/>
          <table:table-cell table:formula="of:=[.K92]+[.K$17]" office:value-type="float" office:value="83698.57875" calcext:value-type="float">
            <text:p>83698.57875</text:p>
          </table:table-cell>
          <table:table-cell/>
          <table:table-cell table:formula="of:=[.M92]+[.$H$23]+[.N93]" office:value-type="float" office:value="171414710" calcext:value-type="float">
            <text:p>171414710</text:p>
          </table:table-cell>
          <table:table-cell table:formula="of:=IF([.O93]&gt;=[.$H$21];1;0)" office:value-type="float" office:value="0" calcext:value-type="float">
            <text:p>0</text:p>
          </table:table-cell>
          <table:table-cell table:formula="of:=[.O92]+[.$H$24]-[.N92]*[.$H$21]" office:value-type="float" office:value="0" calcext:value-type="float">
            <text:p>0</text:p>
          </table:table-cell>
          <table:table-cell/>
          <table:table-cell table:formula="of:=ABS(FLOOR([.K93])-[.M93])" office:value-type="float" office:value="171331012" calcext:value-type="float">
            <text:p>171331012</text:p>
          </table:table-cell>
          <table:table-cell/>
        </table:table-row>
        <table:table-row table:style-name="ro1">
          <table:table-cell table:number-columns-repeated="10"/>
          <table:table-cell table:formula="of:=[.K93]+[.K$17]" office:value-type="float" office:value="84829.640625" calcext:value-type="float">
            <text:p>84829.640625</text:p>
          </table:table-cell>
          <table:table-cell/>
          <table:table-cell table:formula="of:=[.M93]+[.$H$23]+[.N94]" office:value-type="float" office:value="173731125" calcext:value-type="float">
            <text:p>173731125</text:p>
          </table:table-cell>
          <table:table-cell table:formula="of:=IF([.O94]&gt;=[.$H$21];1;0)" office:value-type="float" office:value="0" calcext:value-type="float">
            <text:p>0</text:p>
          </table:table-cell>
          <table:table-cell table:formula="of:=[.O93]+[.$H$24]-[.N93]*[.$H$21]" office:value-type="float" office:value="0" calcext:value-type="float">
            <text:p>0</text:p>
          </table:table-cell>
          <table:table-cell/>
          <table:table-cell table:formula="of:=ABS(FLOOR([.K94])-[.M94])" office:value-type="float" office:value="173646296" calcext:value-type="float">
            <text:p>173646296</text:p>
          </table:table-cell>
          <table:table-cell/>
        </table:table-row>
        <table:table-row table:style-name="ro1">
          <table:table-cell table:number-columns-repeated="10"/>
          <table:table-cell table:formula="of:=[.K94]+[.K$17]" office:value-type="float" office:value="85960.7025" calcext:value-type="float">
            <text:p>85960.7025</text:p>
          </table:table-cell>
          <table:table-cell/>
          <table:table-cell table:formula="of:=[.M94]+[.$H$23]+[.N95]" office:value-type="float" office:value="176047540" calcext:value-type="float">
            <text:p>176047540</text:p>
          </table:table-cell>
          <table:table-cell table:formula="of:=IF([.O95]&gt;=[.$H$21];1;0)" office:value-type="float" office:value="0" calcext:value-type="float">
            <text:p>0</text:p>
          </table:table-cell>
          <table:table-cell table:formula="of:=[.O94]+[.$H$24]-[.N94]*[.$H$21]" office:value-type="float" office:value="0" calcext:value-type="float">
            <text:p>0</text:p>
          </table:table-cell>
          <table:table-cell/>
          <table:table-cell table:formula="of:=ABS(FLOOR([.K95])-[.M95])" office:value-type="float" office:value="175961580" calcext:value-type="float">
            <text:p>175961580</text:p>
          </table:table-cell>
          <table:table-cell/>
        </table:table-row>
        <table:table-row table:style-name="ro1">
          <table:table-cell table:number-columns-repeated="10"/>
          <table:table-cell table:formula="of:=[.K95]+[.K$17]" office:value-type="float" office:value="87091.764375" calcext:value-type="float">
            <text:p>87091.764375</text:p>
          </table:table-cell>
          <table:table-cell/>
          <table:table-cell table:formula="of:=[.M95]+[.$H$23]+[.N96]" office:value-type="float" office:value="178363955" calcext:value-type="float">
            <text:p>178363955</text:p>
          </table:table-cell>
          <table:table-cell table:formula="of:=IF([.O96]&gt;=[.$H$21];1;0)" office:value-type="float" office:value="0" calcext:value-type="float">
            <text:p>0</text:p>
          </table:table-cell>
          <table:table-cell table:formula="of:=[.O95]+[.$H$24]-[.N95]*[.$H$21]" office:value-type="float" office:value="0" calcext:value-type="float">
            <text:p>0</text:p>
          </table:table-cell>
          <table:table-cell/>
          <table:table-cell table:formula="of:=ABS(FLOOR([.K96])-[.M96])" office:value-type="float" office:value="178276864" calcext:value-type="float">
            <text:p>178276864</text:p>
          </table:table-cell>
          <table:table-cell/>
        </table:table-row>
        <table:table-row table:style-name="ro1">
          <table:table-cell table:number-columns-repeated="10"/>
          <table:table-cell table:formula="of:=[.K96]+[.K$17]" office:value-type="float" office:value="88222.82625" calcext:value-type="float">
            <text:p>88222.82625</text:p>
          </table:table-cell>
          <table:table-cell/>
          <table:table-cell table:formula="of:=[.M96]+[.$H$23]+[.N97]" office:value-type="float" office:value="180680370" calcext:value-type="float">
            <text:p>180680370</text:p>
          </table:table-cell>
          <table:table-cell table:formula="of:=IF([.O97]&gt;=[.$H$21];1;0)" office:value-type="float" office:value="0" calcext:value-type="float">
            <text:p>0</text:p>
          </table:table-cell>
          <table:table-cell table:formula="of:=[.O96]+[.$H$24]-[.N96]*[.$H$21]" office:value-type="float" office:value="0" calcext:value-type="float">
            <text:p>0</text:p>
          </table:table-cell>
          <table:table-cell/>
          <table:table-cell table:formula="of:=ABS(FLOOR([.K97])-[.M97])" office:value-type="float" office:value="180592148" calcext:value-type="float">
            <text:p>180592148</text:p>
          </table:table-cell>
          <table:table-cell/>
        </table:table-row>
        <table:table-row table:style-name="ro1">
          <table:table-cell table:number-columns-repeated="10"/>
          <table:table-cell table:formula="of:=[.K97]+[.K$17]" office:value-type="float" office:value="89353.888125" calcext:value-type="float">
            <text:p>89353.888125</text:p>
          </table:table-cell>
          <table:table-cell/>
          <table:table-cell table:formula="of:=[.M97]+[.$H$23]+[.N98]" office:value-type="float" office:value="182996785" calcext:value-type="float">
            <text:p>182996785</text:p>
          </table:table-cell>
          <table:table-cell table:formula="of:=IF([.O98]&gt;=[.$H$21];1;0)" office:value-type="float" office:value="0" calcext:value-type="float">
            <text:p>0</text:p>
          </table:table-cell>
          <table:table-cell table:formula="of:=[.O97]+[.$H$24]-[.N97]*[.$H$21]" office:value-type="float" office:value="0" calcext:value-type="float">
            <text:p>0</text:p>
          </table:table-cell>
          <table:table-cell/>
          <table:table-cell table:formula="of:=ABS(FLOOR([.K98])-[.M98])" office:value-type="float" office:value="182907432" calcext:value-type="float">
            <text:p>182907432</text:p>
          </table:table-cell>
          <table:table-cell/>
        </table:table-row>
        <table:table-row table:style-name="ro1">
          <table:table-cell table:number-columns-repeated="10"/>
          <table:table-cell table:formula="of:=[.K98]+[.K$17]" office:value-type="float" office:value="90484.95" calcext:value-type="float">
            <text:p>90484.95</text:p>
          </table:table-cell>
          <table:table-cell/>
          <table:table-cell table:formula="of:=[.M98]+[.$H$23]+[.N99]" office:value-type="float" office:value="185313200" calcext:value-type="float">
            <text:p>185313200</text:p>
          </table:table-cell>
          <table:table-cell table:formula="of:=IF([.O99]&gt;=[.$H$21];1;0)" office:value-type="float" office:value="0" calcext:value-type="float">
            <text:p>0</text:p>
          </table:table-cell>
          <table:table-cell table:formula="of:=[.O98]+[.$H$24]-[.N98]*[.$H$21]" office:value-type="float" office:value="0" calcext:value-type="float">
            <text:p>0</text:p>
          </table:table-cell>
          <table:table-cell/>
          <table:table-cell table:formula="of:=ABS(FLOOR([.K99])-[.M99])" office:value-type="float" office:value="185222716" calcext:value-type="float">
            <text:p>185222716</text:p>
          </table:table-cell>
          <table:table-cell/>
        </table:table-row>
        <table:table-row table:style-name="ro1">
          <table:table-cell table:number-columns-repeated="10"/>
          <table:table-cell table:formula="of:=[.K99]+[.K$17]" office:value-type="float" office:value="91616.011875" calcext:value-type="float">
            <text:p>91616.011875</text:p>
          </table:table-cell>
          <table:table-cell/>
          <table:table-cell table:formula="of:=[.M99]+[.$H$23]+[.N100]" office:value-type="float" office:value="187629615" calcext:value-type="float">
            <text:p>187629615</text:p>
          </table:table-cell>
          <table:table-cell table:formula="of:=IF([.O100]&gt;=[.$H$21];1;0)" office:value-type="float" office:value="0" calcext:value-type="float">
            <text:p>0</text:p>
          </table:table-cell>
          <table:table-cell table:formula="of:=[.O99]+[.$H$24]-[.N99]*[.$H$21]" office:value-type="float" office:value="0" calcext:value-type="float">
            <text:p>0</text:p>
          </table:table-cell>
          <table:table-cell/>
          <table:table-cell table:formula="of:=ABS(FLOOR([.K100])-[.M100])" office:value-type="float" office:value="187537999" calcext:value-type="float">
            <text:p>187537999</text:p>
          </table:table-cell>
          <table:table-cell/>
        </table:table-row>
        <table:table-row table:style-name="ro1">
          <table:table-cell table:number-columns-repeated="10"/>
          <table:table-cell table:formula="of:=[.K100]+[.K$17]" office:value-type="float" office:value="92747.07375" calcext:value-type="float">
            <text:p>92747.07375</text:p>
          </table:table-cell>
          <table:table-cell/>
          <table:table-cell table:formula="of:=[.M100]+[.$H$23]+[.N101]" office:value-type="float" office:value="189946030" calcext:value-type="float">
            <text:p>189946030</text:p>
          </table:table-cell>
          <table:table-cell table:formula="of:=IF([.O101]&gt;=[.$H$21];1;0)" office:value-type="float" office:value="0" calcext:value-type="float">
            <text:p>0</text:p>
          </table:table-cell>
          <table:table-cell table:formula="of:=[.O100]+[.$H$24]-[.N100]*[.$H$21]" office:value-type="float" office:value="0" calcext:value-type="float">
            <text:p>0</text:p>
          </table:table-cell>
          <table:table-cell/>
          <table:table-cell table:formula="of:=ABS(FLOOR([.K101])-[.M101])" office:value-type="float" office:value="189853283" calcext:value-type="float">
            <text:p>189853283</text:p>
          </table:table-cell>
          <table:table-cell/>
        </table:table-row>
        <table:table-row table:style-name="ro1">
          <table:table-cell table:number-columns-repeated="10"/>
          <table:table-cell table:formula="of:=[.K101]+[.K$17]" office:value-type="float" office:value="93878.135625" calcext:value-type="float">
            <text:p>93878.135625</text:p>
          </table:table-cell>
          <table:table-cell/>
          <table:table-cell table:formula="of:=[.M101]+[.$H$23]+[.N102]" office:value-type="float" office:value="192262445" calcext:value-type="float">
            <text:p>192262445</text:p>
          </table:table-cell>
          <table:table-cell table:formula="of:=IF([.O102]&gt;=[.$H$21];1;0)" office:value-type="float" office:value="0" calcext:value-type="float">
            <text:p>0</text:p>
          </table:table-cell>
          <table:table-cell table:formula="of:=[.O101]+[.$H$24]-[.N101]*[.$H$21]" office:value-type="float" office:value="0" calcext:value-type="float">
            <text:p>0</text:p>
          </table:table-cell>
          <table:table-cell/>
          <table:table-cell table:formula="of:=ABS(FLOOR([.K102])-[.M102])" office:value-type="float" office:value="192168567" calcext:value-type="float">
            <text:p>192168567</text:p>
          </table:table-cell>
          <table:table-cell/>
        </table:table-row>
        <table:table-row table:style-name="ro1">
          <table:table-cell table:number-columns-repeated="10"/>
          <table:table-cell table:formula="of:=[.K102]+[.K$17]" office:value-type="float" office:value="95009.1975" calcext:value-type="float">
            <text:p>95009.1975</text:p>
          </table:table-cell>
          <table:table-cell/>
          <table:table-cell table:formula="of:=[.M102]+[.$H$23]+[.N103]" office:value-type="float" office:value="194578860" calcext:value-type="float">
            <text:p>194578860</text:p>
          </table:table-cell>
          <table:table-cell table:formula="of:=IF([.O103]&gt;=[.$H$21];1;0)" office:value-type="float" office:value="0" calcext:value-type="float">
            <text:p>0</text:p>
          </table:table-cell>
          <table:table-cell table:formula="of:=[.O102]+[.$H$24]-[.N102]*[.$H$21]" office:value-type="float" office:value="0" calcext:value-type="float">
            <text:p>0</text:p>
          </table:table-cell>
          <table:table-cell/>
          <table:table-cell table:formula="of:=ABS(FLOOR([.K103])-[.M103])" office:value-type="float" office:value="194483851" calcext:value-type="float">
            <text:p>194483851</text:p>
          </table:table-cell>
          <table:table-cell/>
        </table:table-row>
        <table:table-row table:style-name="ro1">
          <table:table-cell table:number-columns-repeated="10"/>
          <table:table-cell table:formula="of:=[.K103]+[.K$17]" office:value-type="float" office:value="96140.259375" calcext:value-type="float">
            <text:p>96140.259375</text:p>
          </table:table-cell>
          <table:table-cell/>
          <table:table-cell table:formula="of:=[.M103]+[.$H$23]+[.N104]" office:value-type="float" office:value="196895275" calcext:value-type="float">
            <text:p>196895275</text:p>
          </table:table-cell>
          <table:table-cell table:formula="of:=IF([.O104]&gt;=[.$H$21];1;0)" office:value-type="float" office:value="0" calcext:value-type="float">
            <text:p>0</text:p>
          </table:table-cell>
          <table:table-cell table:formula="of:=[.O103]+[.$H$24]-[.N103]*[.$H$21]" office:value-type="float" office:value="0" calcext:value-type="float">
            <text:p>0</text:p>
          </table:table-cell>
          <table:table-cell/>
          <table:table-cell table:formula="of:=ABS(FLOOR([.K104])-[.M104])" office:value-type="float" office:value="196799135" calcext:value-type="float">
            <text:p>196799135</text:p>
          </table:table-cell>
          <table:table-cell/>
        </table:table-row>
        <table:table-row table:style-name="ro1">
          <table:table-cell table:number-columns-repeated="10"/>
          <table:table-cell table:formula="of:=[.K104]+[.K$17]" office:value-type="float" office:value="97271.32125" calcext:value-type="float">
            <text:p>97271.32125</text:p>
          </table:table-cell>
          <table:table-cell/>
          <table:table-cell table:formula="of:=[.M104]+[.$H$23]+[.N105]" office:value-type="float" office:value="199211690" calcext:value-type="float">
            <text:p>199211690</text:p>
          </table:table-cell>
          <table:table-cell table:formula="of:=IF([.O105]&gt;=[.$H$21];1;0)" office:value-type="float" office:value="0" calcext:value-type="float">
            <text:p>0</text:p>
          </table:table-cell>
          <table:table-cell table:formula="of:=[.O104]+[.$H$24]-[.N104]*[.$H$21]" office:value-type="float" office:value="0" calcext:value-type="float">
            <text:p>0</text:p>
          </table:table-cell>
          <table:table-cell/>
          <table:table-cell table:formula="of:=ABS(FLOOR([.K105])-[.M105])" office:value-type="float" office:value="199114419" calcext:value-type="float">
            <text:p>199114419</text:p>
          </table:table-cell>
          <table:table-cell/>
        </table:table-row>
        <table:table-row table:style-name="ro1">
          <table:table-cell table:number-columns-repeated="10"/>
          <table:table-cell table:formula="of:=[.K105]+[.K$17]" office:value-type="float" office:value="98402.383125" calcext:value-type="float">
            <text:p>98402.383125</text:p>
          </table:table-cell>
          <table:table-cell/>
          <table:table-cell table:formula="of:=[.M105]+[.$H$23]+[.N106]" office:value-type="float" office:value="201528105" calcext:value-type="float">
            <text:p>201528105</text:p>
          </table:table-cell>
          <table:table-cell table:formula="of:=IF([.O106]&gt;=[.$H$21];1;0)" office:value-type="float" office:value="0" calcext:value-type="float">
            <text:p>0</text:p>
          </table:table-cell>
          <table:table-cell table:formula="of:=[.O105]+[.$H$24]-[.N105]*[.$H$21]" office:value-type="float" office:value="0" calcext:value-type="float">
            <text:p>0</text:p>
          </table:table-cell>
          <table:table-cell/>
          <table:table-cell table:formula="of:=ABS(FLOOR([.K106])-[.M106])" office:value-type="float" office:value="201429703" calcext:value-type="float">
            <text:p>201429703</text:p>
          </table:table-cell>
          <table:table-cell/>
        </table:table-row>
        <table:table-row table:style-name="ro1">
          <table:table-cell table:number-columns-repeated="10"/>
          <table:table-cell table:formula="of:=[.K106]+[.K$17]" office:value-type="float" office:value="99533.445" calcext:value-type="float">
            <text:p>99533.445</text:p>
          </table:table-cell>
          <table:table-cell/>
          <table:table-cell table:formula="of:=[.M106]+[.$H$23]+[.N107]" office:value-type="float" office:value="203844520" calcext:value-type="float">
            <text:p>203844520</text:p>
          </table:table-cell>
          <table:table-cell table:formula="of:=IF([.O107]&gt;=[.$H$21];1;0)" office:value-type="float" office:value="0" calcext:value-type="float">
            <text:p>0</text:p>
          </table:table-cell>
          <table:table-cell table:formula="of:=[.O106]+[.$H$24]-[.N106]*[.$H$21]" office:value-type="float" office:value="0" calcext:value-type="float">
            <text:p>0</text:p>
          </table:table-cell>
          <table:table-cell/>
          <table:table-cell table:formula="of:=ABS(FLOOR([.K107])-[.M107])" office:value-type="float" office:value="203744987" calcext:value-type="float">
            <text:p>203744987</text:p>
          </table:table-cell>
          <table:table-cell/>
        </table:table-row>
        <table:table-row table:style-name="ro1">
          <table:table-cell table:number-columns-repeated="10"/>
          <table:table-cell table:formula="of:=[.K107]+[.K$17]" office:value-type="float" office:value="100664.506875" calcext:value-type="float">
            <text:p>100664.506875</text:p>
          </table:table-cell>
          <table:table-cell/>
          <table:table-cell table:formula="of:=[.M107]+[.$H$23]+[.N108]" office:value-type="float" office:value="206160935" calcext:value-type="float">
            <text:p>206160935</text:p>
          </table:table-cell>
          <table:table-cell table:formula="of:=IF([.O108]&gt;=[.$H$21];1;0)" office:value-type="float" office:value="0" calcext:value-type="float">
            <text:p>0</text:p>
          </table:table-cell>
          <table:table-cell table:formula="of:=[.O107]+[.$H$24]-[.N107]*[.$H$21]" office:value-type="float" office:value="0" calcext:value-type="float">
            <text:p>0</text:p>
          </table:table-cell>
          <table:table-cell/>
          <table:table-cell table:formula="of:=ABS(FLOOR([.K108])-[.M108])" office:value-type="float" office:value="206060271" calcext:value-type="float">
            <text:p>206060271</text:p>
          </table:table-cell>
          <table:table-cell/>
        </table:table-row>
        <table:table-row table:style-name="ro1">
          <table:table-cell table:number-columns-repeated="10"/>
          <table:table-cell table:formula="of:=[.K108]+[.K$17]" office:value-type="float" office:value="101795.56875" calcext:value-type="float">
            <text:p>101795.56875</text:p>
          </table:table-cell>
          <table:table-cell/>
          <table:table-cell table:formula="of:=[.M108]+[.$H$23]+[.N109]" office:value-type="float" office:value="208477350" calcext:value-type="float">
            <text:p>208477350</text:p>
          </table:table-cell>
          <table:table-cell table:formula="of:=IF([.O109]&gt;=[.$H$21];1;0)" office:value-type="float" office:value="0" calcext:value-type="float">
            <text:p>0</text:p>
          </table:table-cell>
          <table:table-cell table:formula="of:=[.O108]+[.$H$24]-[.N108]*[.$H$21]" office:value-type="float" office:value="0" calcext:value-type="float">
            <text:p>0</text:p>
          </table:table-cell>
          <table:table-cell/>
          <table:table-cell table:formula="of:=ABS(FLOOR([.K109])-[.M109])" office:value-type="float" office:value="208375555" calcext:value-type="float">
            <text:p>208375555</text:p>
          </table:table-cell>
          <table:table-cell/>
        </table:table-row>
        <table:table-row table:style-name="ro1">
          <table:table-cell table:number-columns-repeated="10"/>
          <table:table-cell table:formula="of:=[.K109]+[.K$17]" office:value-type="float" office:value="102926.630625" calcext:value-type="float">
            <text:p>102926.630625</text:p>
          </table:table-cell>
          <table:table-cell/>
          <table:table-cell table:formula="of:=[.M109]+[.$H$23]+[.N110]" office:value-type="float" office:value="210793765" calcext:value-type="float">
            <text:p>210793765</text:p>
          </table:table-cell>
          <table:table-cell table:formula="of:=IF([.O110]&gt;=[.$H$21];1;0)" office:value-type="float" office:value="0" calcext:value-type="float">
            <text:p>0</text:p>
          </table:table-cell>
          <table:table-cell table:formula="of:=[.O109]+[.$H$24]-[.N109]*[.$H$21]" office:value-type="float" office:value="0" calcext:value-type="float">
            <text:p>0</text:p>
          </table:table-cell>
          <table:table-cell/>
          <table:table-cell table:formula="of:=ABS(FLOOR([.K110])-[.M110])" office:value-type="float" office:value="210690839" calcext:value-type="float">
            <text:p>210690839</text:p>
          </table:table-cell>
          <table:table-cell/>
        </table:table-row>
        <table:table-row table:style-name="ro1">
          <table:table-cell table:number-columns-repeated="10"/>
          <table:table-cell table:formula="of:=[.K110]+[.K$17]" office:value-type="float" office:value="104057.6925" calcext:value-type="float">
            <text:p>104057.6925</text:p>
          </table:table-cell>
          <table:table-cell/>
          <table:table-cell table:formula="of:=[.M110]+[.$H$23]+[.N111]" office:value-type="float" office:value="213110180" calcext:value-type="float">
            <text:p>213110180</text:p>
          </table:table-cell>
          <table:table-cell table:formula="of:=IF([.O111]&gt;=[.$H$21];1;0)" office:value-type="float" office:value="0" calcext:value-type="float">
            <text:p>0</text:p>
          </table:table-cell>
          <table:table-cell table:formula="of:=[.O110]+[.$H$24]-[.N110]*[.$H$21]" office:value-type="float" office:value="0" calcext:value-type="float">
            <text:p>0</text:p>
          </table:table-cell>
          <table:table-cell/>
          <table:table-cell table:formula="of:=ABS(FLOOR([.K111])-[.M111])" office:value-type="float" office:value="213006123" calcext:value-type="float">
            <text:p>213006123</text:p>
          </table:table-cell>
          <table:table-cell/>
        </table:table-row>
        <table:table-row table:style-name="ro1">
          <table:table-cell table:number-columns-repeated="10"/>
          <table:table-cell table:formula="of:=[.K111]+[.K$17]" office:value-type="float" office:value="105188.754375" calcext:value-type="float">
            <text:p>105188.754375</text:p>
          </table:table-cell>
          <table:table-cell/>
          <table:table-cell table:formula="of:=[.M111]+[.$H$23]+[.N112]" office:value-type="float" office:value="215426595" calcext:value-type="float">
            <text:p>215426595</text:p>
          </table:table-cell>
          <table:table-cell table:formula="of:=IF([.O112]&gt;=[.$H$21];1;0)" office:value-type="float" office:value="0" calcext:value-type="float">
            <text:p>0</text:p>
          </table:table-cell>
          <table:table-cell table:formula="of:=[.O111]+[.$H$24]-[.N111]*[.$H$21]" office:value-type="float" office:value="0" calcext:value-type="float">
            <text:p>0</text:p>
          </table:table-cell>
          <table:table-cell/>
          <table:table-cell table:formula="of:=ABS(FLOOR([.K112])-[.M112])" office:value-type="float" office:value="215321407" calcext:value-type="float">
            <text:p>215321407</text:p>
          </table:table-cell>
          <table:table-cell/>
        </table:table-row>
        <table:table-row table:style-name="ro1">
          <table:table-cell table:number-columns-repeated="10"/>
          <table:table-cell table:formula="of:=[.K112]+[.K$17]" office:value-type="float" office:value="106319.81625" calcext:value-type="float">
            <text:p>106319.81625</text:p>
          </table:table-cell>
          <table:table-cell/>
          <table:table-cell table:formula="of:=[.M112]+[.$H$23]+[.N113]" office:value-type="float" office:value="217743010" calcext:value-type="float">
            <text:p>217743010</text:p>
          </table:table-cell>
          <table:table-cell table:formula="of:=IF([.O113]&gt;=[.$H$21];1;0)" office:value-type="float" office:value="0" calcext:value-type="float">
            <text:p>0</text:p>
          </table:table-cell>
          <table:table-cell table:formula="of:=[.O112]+[.$H$24]-[.N112]*[.$H$21]" office:value-type="float" office:value="0" calcext:value-type="float">
            <text:p>0</text:p>
          </table:table-cell>
          <table:table-cell/>
          <table:table-cell table:formula="of:=ABS(FLOOR([.K113])-[.M113])" office:value-type="float" office:value="217636691" calcext:value-type="float">
            <text:p>217636691</text:p>
          </table:table-cell>
          <table:table-cell/>
        </table:table-row>
        <table:table-row table:style-name="ro1">
          <table:table-cell table:number-columns-repeated="10"/>
          <table:table-cell table:formula="of:=[.K113]+[.K$17]" office:value-type="float" office:value="107450.878125" calcext:value-type="float">
            <text:p>107450.878125</text:p>
          </table:table-cell>
          <table:table-cell/>
          <table:table-cell table:formula="of:=[.M113]+[.$H$23]+[.N114]" office:value-type="float" office:value="220059425" calcext:value-type="float">
            <text:p>220059425</text:p>
          </table:table-cell>
          <table:table-cell table:formula="of:=IF([.O114]&gt;=[.$H$21];1;0)" office:value-type="float" office:value="0" calcext:value-type="float">
            <text:p>0</text:p>
          </table:table-cell>
          <table:table-cell table:formula="of:=[.O113]+[.$H$24]-[.N113]*[.$H$21]" office:value-type="float" office:value="0" calcext:value-type="float">
            <text:p>0</text:p>
          </table:table-cell>
          <table:table-cell/>
          <table:table-cell table:formula="of:=ABS(FLOOR([.K114])-[.M114])" office:value-type="float" office:value="219951975" calcext:value-type="float">
            <text:p>219951975</text:p>
          </table:table-cell>
          <table:table-cell/>
        </table:table-row>
        <table:table-row table:style-name="ro1">
          <table:table-cell table:number-columns-repeated="10"/>
          <table:table-cell table:formula="of:=[.K114]+[.K$17]" office:value-type="float" office:value="108581.94" calcext:value-type="float">
            <text:p>108581.94</text:p>
          </table:table-cell>
          <table:table-cell/>
          <table:table-cell table:formula="of:=[.M114]+[.$H$23]+[.N115]" office:value-type="float" office:value="222375840" calcext:value-type="float">
            <text:p>222375840</text:p>
          </table:table-cell>
          <table:table-cell table:formula="of:=IF([.O115]&gt;=[.$H$21];1;0)" office:value-type="float" office:value="0" calcext:value-type="float">
            <text:p>0</text:p>
          </table:table-cell>
          <table:table-cell table:formula="of:=[.O114]+[.$H$24]-[.N114]*[.$H$21]" office:value-type="float" office:value="0" calcext:value-type="float">
            <text:p>0</text:p>
          </table:table-cell>
          <table:table-cell/>
          <table:table-cell table:formula="of:=ABS(FLOOR([.K115])-[.M115])" office:value-type="float" office:value="222267259" calcext:value-type="float">
            <text:p>222267259</text:p>
          </table:table-cell>
          <table:table-cell/>
        </table:table-row>
        <table:table-row table:style-name="ro1">
          <table:table-cell table:number-columns-repeated="10"/>
          <table:table-cell table:formula="of:=[.K115]+[.K$17]" office:value-type="float" office:value="109713.001875" calcext:value-type="float">
            <text:p>109713.001875</text:p>
          </table:table-cell>
          <table:table-cell/>
          <table:table-cell table:formula="of:=[.M115]+[.$H$23]+[.N116]" office:value-type="float" office:value="224692255" calcext:value-type="float">
            <text:p>224692255</text:p>
          </table:table-cell>
          <table:table-cell table:formula="of:=IF([.O116]&gt;=[.$H$21];1;0)" office:value-type="float" office:value="0" calcext:value-type="float">
            <text:p>0</text:p>
          </table:table-cell>
          <table:table-cell table:formula="of:=[.O115]+[.$H$24]-[.N115]*[.$H$21]" office:value-type="float" office:value="0" calcext:value-type="float">
            <text:p>0</text:p>
          </table:table-cell>
          <table:table-cell/>
          <table:table-cell table:formula="of:=ABS(FLOOR([.K116])-[.M116])" office:value-type="float" office:value="224582542" calcext:value-type="float">
            <text:p>224582542</text:p>
          </table:table-cell>
          <table:table-cell/>
        </table:table-row>
        <table:table-row table:style-name="ro1">
          <table:table-cell table:number-columns-repeated="10"/>
          <table:table-cell table:formula="of:=[.K116]+[.K$17]" office:value-type="float" office:value="110844.06375" calcext:value-type="float">
            <text:p>110844.06375</text:p>
          </table:table-cell>
          <table:table-cell/>
          <table:table-cell table:formula="of:=[.M116]+[.$H$23]+[.N117]" office:value-type="float" office:value="227008670" calcext:value-type="float">
            <text:p>227008670</text:p>
          </table:table-cell>
          <table:table-cell table:formula="of:=IF([.O117]&gt;=[.$H$21];1;0)" office:value-type="float" office:value="0" calcext:value-type="float">
            <text:p>0</text:p>
          </table:table-cell>
          <table:table-cell table:formula="of:=[.O116]+[.$H$24]-[.N116]*[.$H$21]" office:value-type="float" office:value="0" calcext:value-type="float">
            <text:p>0</text:p>
          </table:table-cell>
          <table:table-cell/>
          <table:table-cell table:formula="of:=ABS(FLOOR([.K117])-[.M117])" office:value-type="float" office:value="226897826" calcext:value-type="float">
            <text:p>226897826</text:p>
          </table:table-cell>
          <table:table-cell/>
        </table:table-row>
        <table:table-row table:style-name="ro1">
          <table:table-cell table:number-columns-repeated="10"/>
          <table:table-cell table:formula="of:=[.K117]+[.K$17]" office:value-type="float" office:value="111975.125625" calcext:value-type="float">
            <text:p>111975.125625</text:p>
          </table:table-cell>
          <table:table-cell/>
          <table:table-cell table:formula="of:=[.M117]+[.$H$23]+[.N118]" office:value-type="float" office:value="229325085" calcext:value-type="float">
            <text:p>229325085</text:p>
          </table:table-cell>
          <table:table-cell table:formula="of:=IF([.O118]&gt;=[.$H$21];1;0)" office:value-type="float" office:value="0" calcext:value-type="float">
            <text:p>0</text:p>
          </table:table-cell>
          <table:table-cell table:formula="of:=[.O117]+[.$H$24]-[.N117]*[.$H$21]" office:value-type="float" office:value="0" calcext:value-type="float">
            <text:p>0</text:p>
          </table:table-cell>
          <table:table-cell/>
          <table:table-cell table:formula="of:=ABS(FLOOR([.K118])-[.M118])" office:value-type="float" office:value="229213110" calcext:value-type="float">
            <text:p>229213110</text:p>
          </table:table-cell>
          <table:table-cell/>
        </table:table-row>
        <table:table-row table:style-name="ro1">
          <table:table-cell table:number-columns-repeated="10"/>
          <table:table-cell table:formula="of:=[.K118]+[.K$17]" office:value-type="float" office:value="113106.1875" calcext:value-type="float">
            <text:p>113106.1875</text:p>
          </table:table-cell>
          <table:table-cell/>
          <table:table-cell table:formula="of:=[.M118]+[.$H$23]+[.N119]" office:value-type="float" office:value="231641500" calcext:value-type="float">
            <text:p>231641500</text:p>
          </table:table-cell>
          <table:table-cell table:formula="of:=IF([.O119]&gt;=[.$H$21];1;0)" office:value-type="float" office:value="0" calcext:value-type="float">
            <text:p>0</text:p>
          </table:table-cell>
          <table:table-cell table:formula="of:=[.O118]+[.$H$24]-[.N118]*[.$H$21]" office:value-type="float" office:value="0" calcext:value-type="float">
            <text:p>0</text:p>
          </table:table-cell>
          <table:table-cell/>
          <table:table-cell table:formula="of:=ABS(FLOOR([.K119])-[.M119])" office:value-type="float" office:value="231528394" calcext:value-type="float">
            <text:p>231528394</text:p>
          </table:table-cell>
          <table:table-cell/>
        </table:table-row>
        <table:table-row table:style-name="ro1">
          <table:table-cell table:number-columns-repeated="10"/>
          <table:table-cell table:formula="of:=[.K119]+[.K$17]" office:value-type="float" office:value="114237.249375" calcext:value-type="float">
            <text:p>114237.249375</text:p>
          </table:table-cell>
          <table:table-cell/>
          <table:table-cell table:formula="of:=[.M119]+[.$H$23]+[.N120]" office:value-type="float" office:value="233957915" calcext:value-type="float">
            <text:p>233957915</text:p>
          </table:table-cell>
          <table:table-cell table:formula="of:=IF([.O120]&gt;=[.$H$21];1;0)" office:value-type="float" office:value="0" calcext:value-type="float">
            <text:p>0</text:p>
          </table:table-cell>
          <table:table-cell table:formula="of:=[.O119]+[.$H$24]-[.N119]*[.$H$21]" office:value-type="float" office:value="0" calcext:value-type="float">
            <text:p>0</text:p>
          </table:table-cell>
          <table:table-cell/>
          <table:table-cell table:formula="of:=ABS(FLOOR([.K120])-[.M120])" office:value-type="float" office:value="233843678" calcext:value-type="float">
            <text:p>233843678</text:p>
          </table:table-cell>
          <table:table-cell/>
        </table:table-row>
        <table:table-row table:style-name="ro1">
          <table:table-cell table:number-columns-repeated="10"/>
          <table:table-cell table:formula="of:=[.K120]+[.K$17]" office:value-type="float" office:value="115368.31125" calcext:value-type="float">
            <text:p>115368.31125</text:p>
          </table:table-cell>
          <table:table-cell/>
          <table:table-cell table:formula="of:=[.M120]+[.$H$23]+[.N121]" office:value-type="float" office:value="236274330" calcext:value-type="float">
            <text:p>236274330</text:p>
          </table:table-cell>
          <table:table-cell table:formula="of:=IF([.O121]&gt;=[.$H$21];1;0)" office:value-type="float" office:value="0" calcext:value-type="float">
            <text:p>0</text:p>
          </table:table-cell>
          <table:table-cell table:formula="of:=[.O120]+[.$H$24]-[.N120]*[.$H$21]" office:value-type="float" office:value="0" calcext:value-type="float">
            <text:p>0</text:p>
          </table:table-cell>
          <table:table-cell/>
          <table:table-cell table:formula="of:=ABS(FLOOR([.K121])-[.M121])" office:value-type="float" office:value="236158962" calcext:value-type="float">
            <text:p>236158962</text:p>
          </table:table-cell>
          <table:table-cell/>
        </table:table-row>
        <table:table-row table:style-name="ro1">
          <table:table-cell table:number-columns-repeated="10"/>
          <table:table-cell table:formula="of:=[.K121]+[.K$17]" office:value-type="float" office:value="116499.373125" calcext:value-type="float">
            <text:p>116499.373125</text:p>
          </table:table-cell>
          <table:table-cell/>
          <table:table-cell table:formula="of:=[.M121]+[.$H$23]+[.N122]" office:value-type="float" office:value="238590745" calcext:value-type="float">
            <text:p>238590745</text:p>
          </table:table-cell>
          <table:table-cell table:formula="of:=IF([.O122]&gt;=[.$H$21];1;0)" office:value-type="float" office:value="0" calcext:value-type="float">
            <text:p>0</text:p>
          </table:table-cell>
          <table:table-cell table:formula="of:=[.O121]+[.$H$24]-[.N121]*[.$H$21]" office:value-type="float" office:value="0" calcext:value-type="float">
            <text:p>0</text:p>
          </table:table-cell>
          <table:table-cell/>
          <table:table-cell table:formula="of:=ABS(FLOOR([.K122])-[.M122])" office:value-type="float" office:value="238474246" calcext:value-type="float">
            <text:p>238474246</text:p>
          </table:table-cell>
          <table:table-cell/>
        </table:table-row>
        <table:table-row table:style-name="ro1">
          <table:table-cell table:number-columns-repeated="10"/>
          <table:table-cell table:formula="of:=[.K122]+[.K$17]" office:value-type="float" office:value="117630.435" calcext:value-type="float">
            <text:p>117630.435</text:p>
          </table:table-cell>
          <table:table-cell/>
          <table:table-cell table:formula="of:=[.M122]+[.$H$23]+[.N123]" office:value-type="float" office:value="240907160" calcext:value-type="float">
            <text:p>240907160</text:p>
          </table:table-cell>
          <table:table-cell table:formula="of:=IF([.O123]&gt;=[.$H$21];1;0)" office:value-type="float" office:value="0" calcext:value-type="float">
            <text:p>0</text:p>
          </table:table-cell>
          <table:table-cell table:formula="of:=[.O122]+[.$H$24]-[.N122]*[.$H$21]" office:value-type="float" office:value="0" calcext:value-type="float">
            <text:p>0</text:p>
          </table:table-cell>
          <table:table-cell/>
          <table:table-cell table:formula="of:=ABS(FLOOR([.K123])-[.M123])" office:value-type="float" office:value="240789530" calcext:value-type="float">
            <text:p>240789530</text:p>
          </table:table-cell>
          <table:table-cell/>
        </table:table-row>
        <table:table-row table:style-name="ro1">
          <table:table-cell table:number-columns-repeated="10"/>
          <table:table-cell table:formula="of:=[.K123]+[.K$17]" office:value-type="float" office:value="118761.496875" calcext:value-type="float">
            <text:p>118761.496875</text:p>
          </table:table-cell>
          <table:table-cell/>
          <table:table-cell table:formula="of:=[.M123]+[.$H$23]+[.N124]" office:value-type="float" office:value="243223575" calcext:value-type="float">
            <text:p>243223575</text:p>
          </table:table-cell>
          <table:table-cell table:formula="of:=IF([.O124]&gt;=[.$H$21];1;0)" office:value-type="float" office:value="0" calcext:value-type="float">
            <text:p>0</text:p>
          </table:table-cell>
          <table:table-cell table:formula="of:=[.O123]+[.$H$24]-[.N123]*[.$H$21]" office:value-type="float" office:value="0" calcext:value-type="float">
            <text:p>0</text:p>
          </table:table-cell>
          <table:table-cell/>
          <table:table-cell table:formula="of:=ABS(FLOOR([.K124])-[.M124])" office:value-type="float" office:value="243104814" calcext:value-type="float">
            <text:p>243104814</text:p>
          </table:table-cell>
          <table:table-cell/>
        </table:table-row>
        <table:table-row table:style-name="ro1">
          <table:table-cell table:number-columns-repeated="10"/>
          <table:table-cell table:formula="of:=[.K124]+[.K$17]" office:value-type="float" office:value="119892.55875" calcext:value-type="float">
            <text:p>119892.55875</text:p>
          </table:table-cell>
          <table:table-cell/>
          <table:table-cell table:formula="of:=[.M124]+[.$H$23]+[.N125]" office:value-type="float" office:value="245539990" calcext:value-type="float">
            <text:p>245539990</text:p>
          </table:table-cell>
          <table:table-cell table:formula="of:=IF([.O125]&gt;=[.$H$21];1;0)" office:value-type="float" office:value="0" calcext:value-type="float">
            <text:p>0</text:p>
          </table:table-cell>
          <table:table-cell table:formula="of:=[.O124]+[.$H$24]-[.N124]*[.$H$21]" office:value-type="float" office:value="0" calcext:value-type="float">
            <text:p>0</text:p>
          </table:table-cell>
          <table:table-cell/>
          <table:table-cell table:formula="of:=ABS(FLOOR([.K125])-[.M125])" office:value-type="float" office:value="245420098" calcext:value-type="float">
            <text:p>245420098</text:p>
          </table:table-cell>
          <table:table-cell/>
        </table:table-row>
        <table:table-row table:style-name="ro1">
          <table:table-cell table:number-columns-repeated="10"/>
          <table:table-cell table:formula="of:=[.K125]+[.K$17]" office:value-type="float" office:value="121023.620625" calcext:value-type="float">
            <text:p>121023.620625</text:p>
          </table:table-cell>
          <table:table-cell/>
          <table:table-cell table:formula="of:=[.M125]+[.$H$23]+[.N126]" office:value-type="float" office:value="247856405" calcext:value-type="float">
            <text:p>247856405</text:p>
          </table:table-cell>
          <table:table-cell table:formula="of:=IF([.O126]&gt;=[.$H$21];1;0)" office:value-type="float" office:value="0" calcext:value-type="float">
            <text:p>0</text:p>
          </table:table-cell>
          <table:table-cell table:formula="of:=[.O125]+[.$H$24]-[.N125]*[.$H$21]" office:value-type="float" office:value="0" calcext:value-type="float">
            <text:p>0</text:p>
          </table:table-cell>
          <table:table-cell/>
          <table:table-cell table:formula="of:=ABS(FLOOR([.K126])-[.M126])" office:value-type="float" office:value="247735382" calcext:value-type="float">
            <text:p>247735382</text:p>
          </table:table-cell>
          <table:table-cell/>
        </table:table-row>
        <table:table-row table:style-name="ro1">
          <table:table-cell table:number-columns-repeated="10"/>
          <table:table-cell table:formula="of:=[.K126]+[.K$17]" office:value-type="float" office:value="122154.6825" calcext:value-type="float">
            <text:p>122154.6825</text:p>
          </table:table-cell>
          <table:table-cell/>
          <table:table-cell table:formula="of:=[.M126]+[.$H$23]+[.N127]" office:value-type="float" office:value="250172820" calcext:value-type="float">
            <text:p>250172820</text:p>
          </table:table-cell>
          <table:table-cell table:formula="of:=IF([.O127]&gt;=[.$H$21];1;0)" office:value-type="float" office:value="0" calcext:value-type="float">
            <text:p>0</text:p>
          </table:table-cell>
          <table:table-cell table:formula="of:=[.O126]+[.$H$24]-[.N126]*[.$H$21]" office:value-type="float" office:value="0" calcext:value-type="float">
            <text:p>0</text:p>
          </table:table-cell>
          <table:table-cell/>
          <table:table-cell table:formula="of:=ABS(FLOOR([.K127])-[.M127])" office:value-type="float" office:value="250050666" calcext:value-type="float">
            <text:p>250050666</text:p>
          </table:table-cell>
          <table:table-cell/>
        </table:table-row>
        <table:table-row table:style-name="ro1">
          <table:table-cell table:number-columns-repeated="10"/>
          <table:table-cell table:formula="of:=[.K127]+[.K$17]" office:value-type="float" office:value="123285.744375" calcext:value-type="float">
            <text:p>123285.744375</text:p>
          </table:table-cell>
          <table:table-cell/>
          <table:table-cell table:formula="of:=[.M127]+[.$H$23]+[.N128]" office:value-type="float" office:value="252489235" calcext:value-type="float">
            <text:p>252489235</text:p>
          </table:table-cell>
          <table:table-cell table:formula="of:=IF([.O128]&gt;=[.$H$21];1;0)" office:value-type="float" office:value="0" calcext:value-type="float">
            <text:p>0</text:p>
          </table:table-cell>
          <table:table-cell table:formula="of:=[.O127]+[.$H$24]-[.N127]*[.$H$21]" office:value-type="float" office:value="0" calcext:value-type="float">
            <text:p>0</text:p>
          </table:table-cell>
          <table:table-cell/>
          <table:table-cell table:formula="of:=ABS(FLOOR([.K128])-[.M128])" office:value-type="float" office:value="252365950" calcext:value-type="float">
            <text:p>252365950</text:p>
          </table:table-cell>
          <table:table-cell/>
        </table:table-row>
        <table:table-row table:style-name="ro1">
          <table:table-cell table:number-columns-repeated="10"/>
          <table:table-cell table:formula="of:=[.K128]+[.K$17]" office:value-type="float" office:value="124416.80625" calcext:value-type="float">
            <text:p>124416.80625</text:p>
          </table:table-cell>
          <table:table-cell/>
          <table:table-cell table:formula="of:=[.M128]+[.$H$23]+[.N129]" office:value-type="float" office:value="254805650" calcext:value-type="float">
            <text:p>254805650</text:p>
          </table:table-cell>
          <table:table-cell table:formula="of:=IF([.O129]&gt;=[.$H$21];1;0)" office:value-type="float" office:value="0" calcext:value-type="float">
            <text:p>0</text:p>
          </table:table-cell>
          <table:table-cell table:formula="of:=[.O128]+[.$H$24]-[.N128]*[.$H$21]" office:value-type="float" office:value="0" calcext:value-type="float">
            <text:p>0</text:p>
          </table:table-cell>
          <table:table-cell/>
          <table:table-cell table:formula="of:=ABS(FLOOR([.K129])-[.M129])" office:value-type="float" office:value="254681234" calcext:value-type="float">
            <text:p>254681234</text:p>
          </table:table-cell>
          <table:table-cell/>
        </table:table-row>
        <table:table-row table:style-name="ro1">
          <table:table-cell table:number-columns-repeated="10"/>
          <table:table-cell table:formula="of:=[.K129]+[.K$17]" office:value-type="float" office:value="125547.868125" calcext:value-type="float">
            <text:p>125547.868125</text:p>
          </table:table-cell>
          <table:table-cell/>
          <table:table-cell table:formula="of:=[.M129]+[.$H$23]+[.N130]" office:value-type="float" office:value="257122065" calcext:value-type="float">
            <text:p>257122065</text:p>
          </table:table-cell>
          <table:table-cell table:formula="of:=IF([.O130]&gt;=[.$H$21];1;0)" office:value-type="float" office:value="0" calcext:value-type="float">
            <text:p>0</text:p>
          </table:table-cell>
          <table:table-cell table:formula="of:=[.O129]+[.$H$24]-[.N129]*[.$H$21]" office:value-type="float" office:value="0" calcext:value-type="float">
            <text:p>0</text:p>
          </table:table-cell>
          <table:table-cell/>
          <table:table-cell table:formula="of:=ABS(FLOOR([.K130])-[.M130])" office:value-type="float" office:value="256996518" calcext:value-type="float">
            <text:p>256996518</text:p>
          </table:table-cell>
          <table:table-cell/>
        </table:table-row>
        <table:table-row table:style-name="ro1">
          <table:table-cell table:number-columns-repeated="10"/>
          <table:table-cell table:formula="of:=[.K130]+[.K$17]" office:value-type="float" office:value="126678.93" calcext:value-type="float">
            <text:p>126678.93</text:p>
          </table:table-cell>
          <table:table-cell/>
          <table:table-cell table:formula="of:=[.M130]+[.$H$23]+[.N131]" office:value-type="float" office:value="259438480" calcext:value-type="float">
            <text:p>259438480</text:p>
          </table:table-cell>
          <table:table-cell table:formula="of:=IF([.O131]&gt;=[.$H$21];1;0)" office:value-type="float" office:value="0" calcext:value-type="float">
            <text:p>0</text:p>
          </table:table-cell>
          <table:table-cell table:formula="of:=[.O130]+[.$H$24]-[.N130]*[.$H$21]" office:value-type="float" office:value="0" calcext:value-type="float">
            <text:p>0</text:p>
          </table:table-cell>
          <table:table-cell/>
          <table:table-cell table:formula="of:=ABS(FLOOR([.K131])-[.M131])" office:value-type="float" office:value="259311802" calcext:value-type="float">
            <text:p>259311802</text:p>
          </table:table-cell>
          <table:table-cell/>
        </table:table-row>
        <table:table-row table:style-name="ro1">
          <table:table-cell table:number-columns-repeated="10"/>
          <table:table-cell table:formula="of:=[.K131]+[.K$17]" office:value-type="float" office:value="127809.991875" calcext:value-type="float">
            <text:p>127809.991875</text:p>
          </table:table-cell>
          <table:table-cell/>
          <table:table-cell table:formula="of:=[.M131]+[.$H$23]+[.N132]" office:value-type="float" office:value="261754895" calcext:value-type="float">
            <text:p>261754895</text:p>
          </table:table-cell>
          <table:table-cell table:formula="of:=IF([.O132]&gt;=[.$H$21];1;0)" office:value-type="float" office:value="0" calcext:value-type="float">
            <text:p>0</text:p>
          </table:table-cell>
          <table:table-cell table:formula="of:=[.O131]+[.$H$24]-[.N131]*[.$H$21]" office:value-type="float" office:value="0" calcext:value-type="float">
            <text:p>0</text:p>
          </table:table-cell>
          <table:table-cell/>
          <table:table-cell table:formula="of:=ABS(FLOOR([.K132])-[.M132])" office:value-type="float" office:value="261627086" calcext:value-type="float">
            <text:p>261627086</text:p>
          </table:table-cell>
          <table:table-cell/>
        </table:table-row>
        <table:table-row table:style-name="ro1">
          <table:table-cell table:number-columns-repeated="10"/>
          <table:table-cell table:formula="of:=[.K132]+[.K$17]" office:value-type="float" office:value="128941.05375" calcext:value-type="float">
            <text:p>128941.05375</text:p>
          </table:table-cell>
          <table:table-cell/>
          <table:table-cell table:formula="of:=[.M132]+[.$H$23]+[.N133]" office:value-type="float" office:value="264071310" calcext:value-type="float">
            <text:p>264071310</text:p>
          </table:table-cell>
          <table:table-cell table:formula="of:=IF([.O133]&gt;=[.$H$21];1;0)" office:value-type="float" office:value="0" calcext:value-type="float">
            <text:p>0</text:p>
          </table:table-cell>
          <table:table-cell table:formula="of:=[.O132]+[.$H$24]-[.N132]*[.$H$21]" office:value-type="float" office:value="0" calcext:value-type="float">
            <text:p>0</text:p>
          </table:table-cell>
          <table:table-cell/>
          <table:table-cell table:formula="of:=ABS(FLOOR([.K133])-[.M133])" office:value-type="float" office:value="263942369" calcext:value-type="float">
            <text:p>263942369</text:p>
          </table:table-cell>
          <table:table-cell/>
        </table:table-row>
        <table:table-row table:style-name="ro1">
          <table:table-cell table:number-columns-repeated="10"/>
          <table:table-cell table:formula="of:=[.K133]+[.K$17]" office:value-type="float" office:value="130072.115625" calcext:value-type="float">
            <text:p>130072.115625</text:p>
          </table:table-cell>
          <table:table-cell/>
          <table:table-cell table:formula="of:=[.M133]+[.$H$23]+[.N134]" office:value-type="float" office:value="266387725" calcext:value-type="float">
            <text:p>266387725</text:p>
          </table:table-cell>
          <table:table-cell table:formula="of:=IF([.O134]&gt;=[.$H$21];1;0)" office:value-type="float" office:value="0" calcext:value-type="float">
            <text:p>0</text:p>
          </table:table-cell>
          <table:table-cell table:formula="of:=[.O133]+[.$H$24]-[.N133]*[.$H$21]" office:value-type="float" office:value="0" calcext:value-type="float">
            <text:p>0</text:p>
          </table:table-cell>
          <table:table-cell/>
          <table:table-cell table:formula="of:=ABS(FLOOR([.K134])-[.M134])" office:value-type="float" office:value="266257653" calcext:value-type="float">
            <text:p>266257653</text:p>
          </table:table-cell>
          <table:table-cell/>
        </table:table-row>
        <table:table-row table:style-name="ro1">
          <table:table-cell table:number-columns-repeated="10"/>
          <table:table-cell table:formula="of:=[.K134]+[.K$17]" office:value-type="float" office:value="131203.1775" calcext:value-type="float">
            <text:p>131203.1775</text:p>
          </table:table-cell>
          <table:table-cell/>
          <table:table-cell table:formula="of:=[.M134]+[.$H$23]+[.N135]" office:value-type="float" office:value="268704140" calcext:value-type="float">
            <text:p>268704140</text:p>
          </table:table-cell>
          <table:table-cell table:formula="of:=IF([.O135]&gt;=[.$H$21];1;0)" office:value-type="float" office:value="0" calcext:value-type="float">
            <text:p>0</text:p>
          </table:table-cell>
          <table:table-cell table:formula="of:=[.O134]+[.$H$24]-[.N134]*[.$H$21]" office:value-type="float" office:value="0" calcext:value-type="float">
            <text:p>0</text:p>
          </table:table-cell>
          <table:table-cell/>
          <table:table-cell table:formula="of:=ABS(FLOOR([.K135])-[.M135])" office:value-type="float" office:value="268572937" calcext:value-type="float">
            <text:p>268572937</text:p>
          </table:table-cell>
          <table:table-cell/>
        </table:table-row>
        <table:table-row table:style-name="ro1">
          <table:table-cell table:number-columns-repeated="10"/>
          <table:table-cell table:formula="of:=[.K135]+[.K$17]" office:value-type="float" office:value="132334.239375" calcext:value-type="float">
            <text:p>132334.239375</text:p>
          </table:table-cell>
          <table:table-cell/>
          <table:table-cell table:formula="of:=[.M135]+[.$H$23]+[.N136]" office:value-type="float" office:value="271020555" calcext:value-type="float">
            <text:p>271020555</text:p>
          </table:table-cell>
          <table:table-cell table:formula="of:=IF([.O136]&gt;=[.$H$21];1;0)" office:value-type="float" office:value="0" calcext:value-type="float">
            <text:p>0</text:p>
          </table:table-cell>
          <table:table-cell table:formula="of:=[.O135]+[.$H$24]-[.N135]*[.$H$21]" office:value-type="float" office:value="0" calcext:value-type="float">
            <text:p>0</text:p>
          </table:table-cell>
          <table:table-cell/>
          <table:table-cell table:formula="of:=ABS(FLOOR([.K136])-[.M136])" office:value-type="float" office:value="270888221" calcext:value-type="float">
            <text:p>270888221</text:p>
          </table:table-cell>
          <table:table-cell/>
        </table:table-row>
        <table:table-row table:style-name="ro1">
          <table:table-cell table:number-columns-repeated="10"/>
          <table:table-cell table:formula="of:=[.K136]+[.K$17]" office:value-type="float" office:value="133465.30125" calcext:value-type="float">
            <text:p>133465.30125</text:p>
          </table:table-cell>
          <table:table-cell/>
          <table:table-cell table:formula="of:=[.M136]+[.$H$23]+[.N137]" office:value-type="float" office:value="273336970" calcext:value-type="float">
            <text:p>273336970</text:p>
          </table:table-cell>
          <table:table-cell table:formula="of:=IF([.O137]&gt;=[.$H$21];1;0)" office:value-type="float" office:value="0" calcext:value-type="float">
            <text:p>0</text:p>
          </table:table-cell>
          <table:table-cell table:formula="of:=[.O136]+[.$H$24]-[.N136]*[.$H$21]" office:value-type="float" office:value="0" calcext:value-type="float">
            <text:p>0</text:p>
          </table:table-cell>
          <table:table-cell/>
          <table:table-cell table:formula="of:=ABS(FLOOR([.K137])-[.M137])" office:value-type="float" office:value="273203505" calcext:value-type="float">
            <text:p>273203505</text:p>
          </table:table-cell>
          <table:table-cell/>
        </table:table-row>
        <table:table-row table:style-name="ro1">
          <table:table-cell table:number-columns-repeated="10"/>
          <table:table-cell table:formula="of:=[.K137]+[.K$17]" office:value-type="float" office:value="134596.363125" calcext:value-type="float">
            <text:p>134596.363125</text:p>
          </table:table-cell>
          <table:table-cell/>
          <table:table-cell table:formula="of:=[.M137]+[.$H$23]+[.N138]" office:value-type="float" office:value="275653385" calcext:value-type="float">
            <text:p>275653385</text:p>
          </table:table-cell>
          <table:table-cell table:formula="of:=IF([.O138]&gt;=[.$H$21];1;0)" office:value-type="float" office:value="0" calcext:value-type="float">
            <text:p>0</text:p>
          </table:table-cell>
          <table:table-cell table:formula="of:=[.O137]+[.$H$24]-[.N137]*[.$H$21]" office:value-type="float" office:value="0" calcext:value-type="float">
            <text:p>0</text:p>
          </table:table-cell>
          <table:table-cell/>
          <table:table-cell table:formula="of:=ABS(FLOOR([.K138])-[.M138])" office:value-type="float" office:value="275518789" calcext:value-type="float">
            <text:p>275518789</text:p>
          </table:table-cell>
          <table:table-cell/>
        </table:table-row>
        <table:table-row table:style-name="ro1">
          <table:table-cell table:number-columns-repeated="10"/>
          <table:table-cell table:formula="of:=[.K138]+[.K$17]" office:value-type="float" office:value="135727.425" calcext:value-type="float">
            <text:p>135727.425</text:p>
          </table:table-cell>
          <table:table-cell/>
          <table:table-cell table:formula="of:=[.M138]+[.$H$23]+[.N139]" office:value-type="float" office:value="277969800" calcext:value-type="float">
            <text:p>277969800</text:p>
          </table:table-cell>
          <table:table-cell table:formula="of:=IF([.O139]&gt;=[.$H$21];1;0)" office:value-type="float" office:value="0" calcext:value-type="float">
            <text:p>0</text:p>
          </table:table-cell>
          <table:table-cell table:formula="of:=[.O138]+[.$H$24]-[.N138]*[.$H$21]" office:value-type="float" office:value="0" calcext:value-type="float">
            <text:p>0</text:p>
          </table:table-cell>
          <table:table-cell/>
          <table:table-cell table:formula="of:=ABS(FLOOR([.K139])-[.M139])" office:value-type="float" office:value="277834073" calcext:value-type="float">
            <text:p>277834073</text:p>
          </table:table-cell>
          <table:table-cell/>
        </table:table-row>
        <table:table-row table:style-name="ro1">
          <table:table-cell table:number-columns-repeated="10"/>
          <table:table-cell table:formula="of:=[.K139]+[.K$17]" office:value-type="float" office:value="136858.486875" calcext:value-type="float">
            <text:p>136858.486875</text:p>
          </table:table-cell>
          <table:table-cell/>
          <table:table-cell table:formula="of:=[.M139]+[.$H$23]+[.N140]" office:value-type="float" office:value="280286215" calcext:value-type="float">
            <text:p>280286215</text:p>
          </table:table-cell>
          <table:table-cell table:formula="of:=IF([.O140]&gt;=[.$H$21];1;0)" office:value-type="float" office:value="0" calcext:value-type="float">
            <text:p>0</text:p>
          </table:table-cell>
          <table:table-cell table:formula="of:=[.O139]+[.$H$24]-[.N139]*[.$H$21]" office:value-type="float" office:value="0" calcext:value-type="float">
            <text:p>0</text:p>
          </table:table-cell>
          <table:table-cell/>
          <table:table-cell table:formula="of:=ABS(FLOOR([.K140])-[.M140])" office:value-type="float" office:value="280149357" calcext:value-type="float">
            <text:p>280149357</text:p>
          </table:table-cell>
          <table:table-cell/>
        </table:table-row>
        <table:table-row table:style-name="ro1">
          <table:table-cell table:number-columns-repeated="10"/>
          <table:table-cell table:formula="of:=[.K140]+[.K$17]" office:value-type="float" office:value="137989.54875" calcext:value-type="float">
            <text:p>137989.54875</text:p>
          </table:table-cell>
          <table:table-cell/>
          <table:table-cell table:formula="of:=[.M140]+[.$H$23]+[.N141]" office:value-type="float" office:value="282602630" calcext:value-type="float">
            <text:p>282602630</text:p>
          </table:table-cell>
          <table:table-cell table:formula="of:=IF([.O141]&gt;=[.$H$21];1;0)" office:value-type="float" office:value="0" calcext:value-type="float">
            <text:p>0</text:p>
          </table:table-cell>
          <table:table-cell table:formula="of:=[.O140]+[.$H$24]-[.N140]*[.$H$21]" office:value-type="float" office:value="0" calcext:value-type="float">
            <text:p>0</text:p>
          </table:table-cell>
          <table:table-cell/>
          <table:table-cell table:formula="of:=ABS(FLOOR([.K141])-[.M141])" office:value-type="float" office:value="282464641" calcext:value-type="float">
            <text:p>282464641</text:p>
          </table:table-cell>
          <table:table-cell/>
        </table:table-row>
        <table:table-row table:style-name="ro1">
          <table:table-cell table:number-columns-repeated="10"/>
          <table:table-cell table:formula="of:=[.K141]+[.K$17]" office:value-type="float" office:value="139120.610625" calcext:value-type="float">
            <text:p>139120.610625</text:p>
          </table:table-cell>
          <table:table-cell/>
          <table:table-cell table:formula="of:=[.M141]+[.$H$23]+[.N142]" office:value-type="float" office:value="284919045" calcext:value-type="float">
            <text:p>284919045</text:p>
          </table:table-cell>
          <table:table-cell table:formula="of:=IF([.O142]&gt;=[.$H$21];1;0)" office:value-type="float" office:value="0" calcext:value-type="float">
            <text:p>0</text:p>
          </table:table-cell>
          <table:table-cell table:formula="of:=[.O141]+[.$H$24]-[.N141]*[.$H$21]" office:value-type="float" office:value="0" calcext:value-type="float">
            <text:p>0</text:p>
          </table:table-cell>
          <table:table-cell/>
          <table:table-cell table:formula="of:=ABS(FLOOR([.K142])-[.M142])" office:value-type="float" office:value="284779925" calcext:value-type="float">
            <text:p>284779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08:48:42.214776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0:34:35.644559078</meta:creation-date>
    <dc:date>2018-09-18T09:27:26.550839551</dc:date>
    <meta:editing-duration>PT1H19M37S</meta:editing-duration>
    <meta:editing-cycles>19</meta:editing-cycles>
    <meta:generator>LibreOffice/5.1.6.2$Linux_X86_64 LibreOffice_project/10m0$Build-2</meta:generator>
    <meta:document-statistic meta:table-count="1" meta:cell-count="743" meta:object-count="0"/>
  </office:meta>
</office:document-meta>
</file>